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ce style:name="Monospace" svg:font-family="Monospace" style:font-pitch="fixed"/>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7cm" table:align="left"/>
    </style:style>
    <style:style style:name="Table2.A" style:family="table-column">
      <style:table-column-properties style:column-width="2.819cm"/>
    </style:style>
    <style:style style:name="Table2.B" style:family="table-column">
      <style:table-column-properties style:column-width="14.182cm"/>
    </style:style>
    <style:style style:name="Table2.A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10" style:family="table">
      <style:table-properties style:width="17cm" table:align="left"/>
    </style:style>
    <style:style style:name="Table10.A" style:family="table-column">
      <style:table-column-properties style:column-width="2.819cm"/>
    </style:style>
    <style:style style:name="Table10.B" style:family="table-column">
      <style:table-column-properties style:column-width="5.833cm"/>
    </style:style>
    <style:style style:name="Table10.C" style:family="table-column">
      <style:table-column-properties style:column-width="8.348cm"/>
    </style:style>
    <style:style style:name="Table10.A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6" style:family="table">
      <style:table-properties style:width="17cm" table:align="left"/>
    </style:style>
    <style:style style:name="Table16.A" style:family="table-column">
      <style:table-column-properties style:column-width="2.822cm"/>
    </style:style>
    <style:style style:name="Table16.B" style:family="table-column">
      <style:table-column-properties style:column-width="14.178cm"/>
    </style:style>
    <style:style style:name="Table16.A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7cm" table:align="left"/>
    </style:style>
    <style:style style:name="Table17.A" style:family="table-column">
      <style:table-column-properties style:column-width="2.815cm"/>
    </style:style>
    <style:style style:name="Table17.B" style:family="table-column">
      <style:table-column-properties style:column-width="5.826cm"/>
    </style:style>
    <style:style style:name="Table17.C" style:family="table-column">
      <style:table-column-properties style:column-width="8.359cm"/>
    </style:style>
    <style:style style:name="Table17.A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left"/>
    </style:style>
    <style:style style:name="Table3.A" style:family="table-column">
      <style:table-column-properties style:column-width="2.815cm"/>
    </style:style>
    <style:style style:name="Table3.B" style:family="table-column">
      <style:table-column-properties style:column-width="5.826cm"/>
    </style:style>
    <style:style style:name="Table3.C" style:family="table-column">
      <style:table-column-properties style:column-width="8.359cm"/>
    </style:style>
    <style:style style:name="Table3.A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9" style:family="table">
      <style:table-properties style:width="17cm" table:align="left"/>
    </style:style>
    <style:style style:name="Table9.A" style:family="table-column">
      <style:table-column-properties style:column-width="2.443cm"/>
    </style:style>
    <style:style style:name="Table9.B" style:family="table-column">
      <style:table-column-properties style:column-width="4.179cm"/>
    </style:style>
    <style:style style:name="Table9.C" style:family="table-column">
      <style:table-column-properties style:column-width="10.379cm"/>
    </style:style>
    <style:style style:name="Table9.A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3" style:family="table">
      <style:table-properties style:width="17cm" table:align="left"/>
    </style:style>
    <style:style style:name="Table13.A" style:family="table-column">
      <style:table-column-properties style:column-width="2.443cm"/>
    </style:style>
    <style:style style:name="Table13.B" style:family="table-column">
      <style:table-column-properties style:column-width="4.179cm"/>
    </style:style>
    <style:style style:name="Table13.C" style:family="table-column">
      <style:table-column-properties style:column-width="10.379cm"/>
    </style:style>
    <style:style style:name="Table13.A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3.B4" style:family="table-cell">
      <style:table-cell-properties fo:padding="0.097cm" fo:border-left="0.002cm solid #000000" fo:border-right="none" fo:border-top="0.002cm solid #000000" fo:border-bottom="0.002cm solid #000000"/>
    </style:style>
    <style:style style:name="Table7" style:family="table">
      <style:table-properties style:width="17cm" table:align="left"/>
    </style:style>
    <style:style style:name="Table7.A" style:family="table-column">
      <style:table-column-properties style:column-width="2.54cm"/>
    </style:style>
    <style:style style:name="Table7.B" style:family="table-column">
      <style:table-column-properties style:column-width="4.082cm"/>
    </style:style>
    <style:style style:name="Table7.C" style:family="table-column">
      <style:table-column-properties style:column-width="10.379cm"/>
    </style:style>
    <style:style style:name="Table7.A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1" style:family="table">
      <style:table-properties style:width="17cm" table:align="left"/>
    </style:style>
    <style:style style:name="Table1.A" style:family="table-column">
      <style:table-column-properties style:column-width="2.348cm"/>
    </style:style>
    <style:style style:name="Table1.B" style:family="table-column">
      <style:table-column-properties style:column-width="4.274cm"/>
    </style:style>
    <style:style style:name="Table1.C" style:family="table-column">
      <style:table-column-properties style:column-width="10.379cm"/>
    </style:style>
    <style:style style:name="Table1.A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4" style:family="table">
      <style:table-properties style:width="17cm" table:align="left"/>
    </style:style>
    <style:style style:name="Table4.A" style:family="table-column">
      <style:table-column-properties style:column-width="2.462cm"/>
    </style:style>
    <style:style style:name="Table4.B" style:family="table-column">
      <style:table-column-properties style:column-width="4.159cm"/>
    </style:style>
    <style:style style:name="Table4.C" style:family="table-column">
      <style:table-column-properties style:column-width="10.379cm"/>
    </style:style>
    <style:style style:name="Table4.A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4.B4" style:family="table-cell">
      <style:table-cell-properties fo:padding="0.097cm" fo:border-left="0.002cm solid #000000" fo:border-right="none" fo:border-top="0.002cm solid #000000" fo:border-bottom="0.002cm solid #000000"/>
    </style:style>
    <style:style style:name="Table5" style:family="table">
      <style:table-properties style:width="17cm" table:align="left"/>
    </style:style>
    <style:style style:name="Table5.A" style:family="table-column">
      <style:table-column-properties style:column-width="2.462cm"/>
    </style:style>
    <style:style style:name="Table5.B" style:family="table-column">
      <style:table-column-properties style:column-width="4.159cm"/>
    </style:style>
    <style:style style:name="Table5.C" style:family="table-column">
      <style:table-column-properties style:column-width="10.379cm"/>
    </style:style>
    <style:style style:name="Table5.A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5.B4" style:family="table-cell">
      <style:table-cell-properties fo:padding="0.097cm" fo:border-left="0.002cm solid #000000" fo:border-right="none" fo:border-top="0.002cm solid #000000" fo:border-bottom="0.002cm solid #000000"/>
    </style:style>
    <style:style style:name="Table6" style:family="table">
      <style:table-properties style:width="17cm" table:align="left"/>
    </style:style>
    <style:style style:name="Table6.A" style:family="table-column">
      <style:table-column-properties style:column-width="2.462cm"/>
    </style:style>
    <style:style style:name="Table6.B" style:family="table-column">
      <style:table-column-properties style:column-width="4.159cm"/>
    </style:style>
    <style:style style:name="Table6.C" style:family="table-column">
      <style:table-column-properties style:column-width="10.379cm"/>
    </style:style>
    <style:style style:name="Table6.A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6.B4" style:family="table-cell">
      <style:table-cell-properties fo:padding="0.097cm" fo:border-left="0.002cm solid #000000" fo:border-right="none" fo:border-top="0.002cm solid #000000" fo:border-bottom="0.002cm solid #000000"/>
    </style:style>
    <style:style style:name="Table18" style:family="table">
      <style:table-properties style:width="17cm" table:align="left"/>
    </style:style>
    <style:style style:name="Table18.A" style:family="table-column">
      <style:table-column-properties style:column-width="2.328cm"/>
    </style:style>
    <style:style style:name="Table18.B" style:family="table-column">
      <style:table-column-properties style:column-width="4.293cm"/>
    </style:style>
    <style:style style:name="Table18.C" style:family="table-column">
      <style:table-column-properties style:column-width="10.379cm"/>
    </style:style>
    <style:style style:name="Table18.A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11" style:family="table">
      <style:table-properties style:width="17cm" table:align="left"/>
    </style:style>
    <style:style style:name="Table11.A" style:family="table-column">
      <style:table-column-properties style:column-width="2.328cm"/>
    </style:style>
    <style:style style:name="Table11.B" style:family="table-column">
      <style:table-column-properties style:column-width="4.293cm"/>
    </style:style>
    <style:style style:name="Table11.C" style:family="table-column">
      <style:table-column-properties style:column-width="10.379cm"/>
    </style:style>
    <style:style style:name="Table11.A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1.B4" style:family="table-cell">
      <style:table-cell-properties fo:padding="0.097cm" fo:border-left="0.002cm solid #000000" fo:border-right="none" fo:border-top="0.002cm solid #000000" fo:border-bottom="0.002cm solid #000000"/>
    </style:style>
    <style:style style:name="Table8" style:family="table">
      <style:table-properties style:width="17cm" table:align="left"/>
    </style:style>
    <style:style style:name="Table8.A" style:family="table-column">
      <style:table-column-properties style:column-width="2.462cm"/>
    </style:style>
    <style:style style:name="Table8.B" style:family="table-column">
      <style:table-column-properties style:column-width="4.159cm"/>
    </style:style>
    <style:style style:name="Table8.C" style:family="table-column">
      <style:table-column-properties style:column-width="10.379cm"/>
    </style:style>
    <style:style style:name="Table8.A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12" style:family="table">
      <style:table-properties style:width="17cm" table:align="left"/>
    </style:style>
    <style:style style:name="Table12.A" style:family="table-column">
      <style:table-column-properties style:column-width="2.462cm"/>
    </style:style>
    <style:style style:name="Table12.B" style:family="table-column">
      <style:table-column-properties style:column-width="4.159cm"/>
    </style:style>
    <style:style style:name="Table12.C" style:family="table-column">
      <style:table-column-properties style:column-width="10.379cm"/>
    </style:style>
    <style:style style:name="Table12.A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2.B4" style:family="table-cell">
      <style:table-cell-properties fo:padding="0.097cm" fo:border-left="0.002cm solid #000000" fo:border-right="none" fo:border-top="0.002cm solid #000000"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4"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fo:language="en" fo:country="US" style:font-name-asian="Monospace" style:font-size-asian="10pt" style:font-name-complex="Monospace" style:font-size-complex="10pt"/>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0000"/>
    </style:style>
    <style:style style:name="P6" style:family="paragraph" style:parent-style-name="Preformatted_20_Text">
      <style:paragraph-properties fo:margin-left="0cm" fo:margin-right="0cm" fo:line-height="150%" fo:text-align="start" style:justify-single-word="false" fo:text-indent="0cm" style:auto-text-indent="false" fo:background-color="#fafafa" fo:padding-left="0.212cm" fo:padding-right="0.212cm" fo:padding-top="0.127cm" fo:padding-bottom="0.127cm" fo:border="0.002cm solid #bbbbbb" style:text-autospace="none">
        <style:background-image/>
      </style:paragraph-properties>
      <style:text-properties fo:font-variant="normal" fo:text-transform="none" style:use-window-font-color="true" style:font-name="Monospace" fo:font-size="10pt" fo:letter-spacing="normal" fo:language="en" fo:country="US" fo:font-style="normal" fo:font-weight="normal" style:font-name-asian="Monospace" style:font-size-asian="10pt" style:font-name-complex="Monospace" style:font-size-complex="10pt"/>
    </style:style>
    <style:style style:name="P7" style:family="paragraph" style:parent-style-name="Preformatted_20_Text">
      <style:paragraph-properties fo:margin-left="0cm" fo:margin-right="0cm" fo:line-height="150%" fo:text-align="start" style:justify-single-word="false" fo:text-indent="0cm" style:auto-text-indent="false" fo:background-color="#fafafa" fo:padding-left="0.212cm" fo:padding-right="0.212cm" fo:padding-top="0.127cm" fo:padding-bottom="0.127cm" fo:border="0.002cm solid #bbbbbb" style:text-autospace="none">
        <style:background-image/>
      </style:paragraph-properties>
      <style:text-properties fo:font-variant="normal" fo:text-transform="none" style:use-window-font-color="true" style:font-name="Monospace" fo:font-size="10pt" fo:letter-spacing="normal" fo:language="en" fo:country="US" fo:font-style="normal" fo:font-weight="normal" style:font-name-asian="Monospace" style:font-size-asian="10pt" style:font-weight-asian="bold" style:font-name-complex="Monospace" style:font-size-complex="10pt" style:font-weight-complex="bold"/>
    </style:style>
    <style:style style:name="P8" style:family="paragraph" style:parent-style-name="Text_20_body">
      <style:paragraph-properties fo:margin-left="0cm" fo:margin-right="0cm" fo:text-align="start" style:justify-single-word="false" fo:text-indent="0cm" style:auto-text-indent="false" style:text-autospace="none"/>
      <style:text-properties fo:color="#000000" style:font-name="Times New Roman" fo:font-size="12pt" fo:language="en" fo:country="US" style:font-name-asian="Monospace" style:font-size-asian="12pt" style:font-name-complex="Monospace" style:font-size-complex="12pt"/>
    </style:style>
    <style:style style:name="P9" style:family="paragraph" style:parent-style-name="Table_20_Contents">
      <style:paragraph-properties fo:text-align="start" style:justify-single-word="false"/>
      <style:text-properties style:use-window-font-color="true"/>
    </style:style>
    <style:style style:name="P10" style:family="paragraph" style:parent-style-name="Table_20_Contents">
      <style:paragraph-properties fo:text-align="start" style:justify-single-word="false"/>
      <style:text-properties style:use-window-font-color="true" style:font-name="Monospace" fo:font-size="10pt" style:font-name-asian="Monospace" style:font-size-asian="10pt" style:font-name-complex="Monospace" style:font-size-complex="10pt"/>
    </style:style>
    <style:style style:name="P11" style:family="paragraph" style:parent-style-name="Table_20_Contents">
      <style:paragraph-properties fo:text-align="start" style:justify-single-word="false"/>
    </style:style>
    <style:style style:name="P12" style:family="paragraph" style:parent-style-name="Preformatted_20_Text">
      <style:paragraph-properties fo:line-height="150%" fo:background-color="#fafafa" fo:padding-left="0.212cm" fo:padding-right="0.212cm" fo:padding-top="0.127cm" fo:padding-bottom="0.127cm" fo:border="0.002cm solid #bbbbbb">
        <style:background-image/>
      </style:paragraph-properties>
      <style:text-properties style:use-window-font-color="true" style:font-name="Monospace" fo:font-size="10pt" style:font-size-asian="10pt" style:font-size-complex="10pt"/>
    </style:style>
    <style:style style:name="P13" style:family="paragraph" style:parent-style-name="Preformatted_20_Text">
      <style:paragraph-properties fo:line-height="150%" fo:background-color="#fafafa" fo:padding-left="0.212cm" fo:padding-right="0.212cm" fo:padding-top="0.127cm" fo:padding-bottom="0.127cm" fo:border="0.002cm solid #bbbbbb">
        <style:background-image/>
      </style:paragraph-properties>
      <style:text-properties fo:font-variant="normal" fo:text-transform="none" style:use-window-font-color="true" style:font-name="Monospace" fo:font-size="10pt" fo:letter-spacing="normal" fo:language="en" fo:country="US" fo:font-style="normal" fo:font-weight="normal" style:font-size-asian="10pt" style:font-size-complex="10pt"/>
    </style:style>
    <style:style style:name="P14" style:family="paragraph" style:parent-style-name="Preformatted_20_Text">
      <style:paragraph-properties fo:line-height="150%" fo:background-color="#fafafa" fo:padding-left="0.212cm" fo:padding-right="0.212cm" fo:padding-top="0.127cm" fo:padding-bottom="0.127cm" fo:border="0.002cm solid #bbbbbb">
        <style:background-image/>
      </style:paragraph-properties>
      <style:text-properties fo:font-variant="normal" fo:text-transform="none" style:use-window-font-color="true" style:font-name="Monospace" fo:font-size="10pt" fo:letter-spacing="normal" fo:language="en" fo:country="US" fo:font-style="normal" fo:font-weight="normal" style:font-name-asian="Monospace" style:font-size-asian="10pt" style:font-weight-asian="bold" style:font-name-complex="Monospace" style:font-size-complex="10pt" style:font-weight-complex="bold"/>
    </style:style>
    <style:style style:name="P15" style:family="paragraph" style:parent-style-name="Preformatted_20_Text">
      <style:paragraph-properties fo:line-height="100%" fo:background-color="#fafafa" fo:padding-left="0.212cm" fo:padding-right="0.212cm" fo:padding-top="0.127cm" fo:padding-bottom="0.127cm" fo:border="0.002cm solid #bbbbbb">
        <style:background-image/>
      </style:paragraph-properties>
      <style:text-properties fo:font-variant="normal" fo:text-transform="none" style:use-window-font-color="true" style:font-name="Monospace" fo:font-size="10pt" fo:letter-spacing="normal" fo:language="en" fo:country="US" fo:font-style="normal" fo:font-weight="normal" style:font-name-asian="Monospace" style:font-size-asian="10pt" style:font-weight-asian="bold" style:font-name-complex="Monospace" style:font-size-complex="10pt" style:font-weight-complex="bold"/>
    </style:style>
    <style:style style:name="P16" style:family="paragraph" style:parent-style-name="Preformatted_20_Text">
      <style:paragraph-properties fo:line-height="150%" fo:background-color="#fafafa" fo:padding-left="0.212cm" fo:padding-right="0.212cm" fo:padding-top="0.127cm" fo:padding-bottom="0.127cm" fo:border="0.002cm solid #bbbbbb">
        <style:background-image/>
      </style:paragraph-properties>
      <style:text-properties fo:font-variant="normal" fo:text-transform="none" style:use-window-font-color="true" style:font-name="Monospace" fo:font-size="10pt" fo:letter-spacing="normal" fo:language="en" fo:country="US" fo:font-style="normal" fo:font-weight="normal" style:font-name-asian="Monospace" style:font-size-asian="10pt" style:font-name-complex="Monospace" style:font-size-complex="10pt"/>
    </style:style>
    <style:style style:name="P17" style:family="paragraph" style:parent-style-name="Preformatted_20_Text">
      <style:paragraph-properties fo:line-height="100%" fo:background-color="#fafafa" fo:padding-left="0.212cm" fo:padding-right="0.212cm" fo:padding-top="0.127cm" fo:padding-bottom="0.127cm" fo:border="0.002cm solid #bbbbbb">
        <style:background-image/>
      </style:paragraph-properties>
      <style:text-properties fo:font-variant="normal" fo:text-transform="none" fo:color="#000000" style:font-name="Consolas" fo:font-size="10pt" fo:letter-spacing="normal" fo:language="en" fo:country="US" fo:font-style="normal" fo:font-weight="normal" style:font-name-asian="Consolas" style:font-size-asian="10pt" style:font-weight-asian="bold" style:font-name-complex="Consolas" style:font-size-complex="10pt" style:font-weight-complex="bold"/>
    </style:style>
    <style:style style:name="P18" style:family="paragraph" style:parent-style-name="Preformatted_20_Text">
      <style:paragraph-properties fo:line-height="100%" fo:background-color="#fafafa" fo:padding-left="0.212cm" fo:padding-right="0.212cm" fo:padding-top="0.127cm" fo:padding-bottom="0.127cm" fo:border="0.002cm solid #bbbbbb">
        <style:background-image/>
      </style:paragraph-properties>
    </style:style>
    <style:style style:name="P19" style:family="paragraph" style:parent-style-name="Text_20_body">
      <style:paragraph-properties fo:line-height="100%" fo:background-color="#fafafa" fo:padding-left="0.212cm" fo:padding-right="0.212cm" fo:padding-top="0.127cm" fo:padding-bottom="0.127cm" fo:border="0.002cm solid #bbbbbb" style:shadow="none">
        <style:background-image/>
      </style:paragraph-properties>
      <style:text-properties fo:font-variant="normal" fo:text-transform="none" style:use-window-font-color="true" style:font-name="Monospace" fo:font-size="10pt" fo:letter-spacing="normal" fo:language="en" fo:country="US" fo:font-style="normal" fo:font-weight="normal" style:font-name-asian="Monospace" style:font-size-asian="10pt" style:font-name-complex="Monospace" style:font-size-complex="10pt"/>
    </style:style>
    <style:style style:name="P20" style:family="paragraph" style:parent-style-name="Standard">
      <style:paragraph-properties fo:line-height="100%" fo:background-color="#fafafa" fo:padding-left="0.212cm" fo:padding-right="0.212cm" fo:padding-top="0.127cm" fo:padding-bottom="0.127cm" fo:border="0.002cm solid #bbbbbb" style:shadow="none">
        <style:background-image/>
      </style:paragraph-properties>
      <style:text-properties fo:font-variant="normal" fo:text-transform="none" style:use-window-font-color="true" style:font-name="Monospace" fo:font-size="10pt" fo:letter-spacing="normal" fo:language="en" fo:country="US" fo:font-style="normal" fo:font-weight="normal" style:font-name-asian="Monospace" style:font-size-asian="10pt" style:font-name-complex="Monospace" style:font-size-complex="10pt"/>
    </style:style>
    <style:style style:name="P21" style:family="paragraph" style:parent-style-name="Standard">
      <style:paragraph-properties fo:line-height="100%" fo:background-color="#fafafa" fo:padding-left="0.212cm" fo:padding-right="0.212cm" fo:padding-top="0.127cm" fo:padding-bottom="0.127cm" fo:border="0.002cm solid #bbbbbb">
        <style:background-image/>
      </style:paragraph-properties>
      <style:text-properties style:font-name="Consolas" fo:font-size="10pt" style:font-name-asian="Consolas" style:font-size-asian="10pt" style:font-name-complex="Consolas" style:font-size-complex="10pt"/>
    </style:style>
    <style:style style:name="P22" style:family="paragraph" style:parent-style-name="Standard">
      <style:paragraph-properties fo:line-height="100%" fo:background-color="#fafafa" fo:padding-left="0.212cm" fo:padding-right="0.212cm" fo:padding-top="0.127cm" fo:padding-bottom="0.127cm" fo:border="0.002cm solid #bbbbbb">
        <style:background-image/>
      </style:paragraph-properties>
      <style:text-properties fo:color="#000000" style:font-name="Consolas" fo:font-size="10pt" style:text-underline-style="none" style:font-name-asian="Consolas" style:font-size-asian="10pt" style:font-name-complex="Consolas" style:font-size-complex="10pt"/>
    </style:style>
    <style:style style:name="P23" style:family="paragraph" style:parent-style-name="Standard">
      <style:paragraph-properties fo:line-height="100%" fo:background-color="#fafafa" fo:padding-left="0.212cm" fo:padding-right="0.212cm" fo:padding-top="0.127cm" fo:padding-bottom="0.127cm" fo:border="0.002cm solid #bbbbbb">
        <style:background-image/>
      </style:paragraph-properties>
      <style:text-properties fo:color="#000000" style:font-name="Consolas" fo:font-size="10pt" fo:language="en" fo:country="US" style:text-underline-style="none" style:font-name-asian="Consolas" style:font-size-asian="10pt" style:font-name-complex="Consolas" style:font-size-complex="10pt"/>
    </style:style>
    <style:style style:name="P24" style:family="paragraph" style:parent-style-name="Standard">
      <style:paragraph-properties fo:line-height="100%" fo:background-color="#fafafa" fo:padding-left="0.212cm" fo:padding-right="0.212cm" fo:padding-top="0.127cm" fo:padding-bottom="0.127cm" fo:border="0.002cm solid #bbbbbb">
        <style:background-image/>
      </style:paragraph-properties>
      <style:text-properties fo:color="#000000" style:font-name="Consolas" fo:font-size="10pt" style:font-name-asian="Consolas" style:font-size-asian="10pt" style:font-name-complex="Consolas" style:font-size-complex="10pt"/>
    </style:style>
    <style:style style:name="P25" style:family="paragraph" style:parent-style-name="Standard">
      <style:paragraph-properties fo:line-height="100%" fo:background-color="#fafafa" fo:padding-left="0.212cm" fo:padding-right="0.212cm" fo:padding-top="0.127cm" fo:padding-bottom="0.127cm" fo:border="0.002cm solid #bbbbbb">
        <style:background-image/>
      </style:paragraph-properties>
      <style:text-properties fo:color="#3f7f5f" style:font-name="Consolas" fo:font-size="10pt" style:text-underline-style="none" style:font-name-asian="Consolas" style:font-size-asian="10pt" style:font-name-complex="Consolas" style:font-size-complex="10pt"/>
    </style:style>
    <style:style style:name="P26" style:family="paragraph" style:parent-style-name="Standard">
      <style:paragraph-properties fo:line-height="100%" fo:background-color="#fafafa" fo:padding-left="0.212cm" fo:padding-right="0.212cm" fo:padding-top="0.127cm" fo:padding-bottom="0.127cm" fo:border="0.002cm solid #bbbbbb">
        <style:background-image/>
      </style:paragraph-properties>
      <style:text-properties fo:font-variant="normal" fo:text-transform="none" style:use-window-font-color="true" style:font-name="Monospace" fo:font-size="10pt" fo:letter-spacing="normal" fo:language="en" fo:country="US" fo:font-style="normal" fo:font-weight="normal" style:font-name-asian="Monospace" style:font-size-asian="10pt" style:font-weight-asian="bold" style:font-name-complex="Monospace" style:font-size-complex="10pt" style:font-weight-complex="bold"/>
    </style:style>
    <style:style style:name="P27" style:family="paragraph" style:parent-style-name="Text_20_body">
      <style:text-properties fo:font-weight="bold" style:font-weight-asian="bold" style:font-weight-complex="bold"/>
    </style:style>
    <style:style style:name="P28" style:family="paragraph" style:parent-style-name="Text_20_body">
      <style:text-properties fo:language="en" fo:country="US"/>
    </style:style>
    <style:style style:name="P29" style:family="paragraph" style:parent-style-name="Text_20_body">
      <style:text-properties fo:language="en" fo:country="US" fo:background-color="transparent"/>
    </style:style>
    <style:style style:name="P30" style:family="paragraph" style:parent-style-name="Text_20_body">
      <style:text-properties fo:font-size="14pt" fo:font-weight="bold" style:font-size-asian="14pt" style:font-weight-asian="bold" style:font-size-complex="14pt" style:font-weight-complex="bold"/>
    </style:style>
    <style:style style:name="P31" style:family="paragraph" style:parent-style-name="Standard">
      <style:paragraph-properties fo:margin-top="0cm" fo:margin-bottom="0.212cm" fo:line-height="100%" fo:text-align="start" style:justify-single-word="false"/>
      <style:text-properties style:use-window-font-color="true" style:font-name="Times New Roman1" fo:font-size="12pt" fo:font-weight="normal" fo:background-color="transparent" style:font-name-asian="Times New Roman1" style:font-name-complex="Times New Roman1"/>
    </style:style>
    <style:style style:name="P32" style:family="paragraph" style:parent-style-name="Standard">
      <style:paragraph-properties style:shadow="none"/>
    </style:style>
    <style:style style:name="P33" style:family="paragraph" style:parent-style-name="Standard" style:list-style-name="L2">
      <style:paragraph-properties fo:margin-top="0cm" fo:margin-bottom="0.212cm" fo:line-height="100%" fo:text-align="start" style:justify-single-word="false"/>
      <style:text-properties style:use-window-font-color="true" style:font-name="Times New Roman1" fo:font-size="12pt" fo:font-weight="normal" fo:background-color="transparent" style:font-name-asian="Times New Roman1" style:font-name-complex="Times New Roman1"/>
    </style:style>
    <style:style style:name="P34" style:family="paragraph" style:parent-style-name="Text_20_body" style:list-style-name="L1">
      <style:text-properties style:use-window-font-color="true" style:font-name="Times New Roman1" fo:font-size="12pt" fo:font-weight="normal" fo:background-color="transparent" style:font-name-asian="Times New Roman1" style:font-name-complex="Times New Roman1"/>
    </style:style>
    <style:style style:name="P35" style:family="paragraph" style:parent-style-name="Text_20_body" style:list-style-name="L3"/>
    <style:style style:name="P36" style:family="paragraph" style:parent-style-name="Text_20_body" style:list-style-name="L3">
      <style:text-properties fo:font-weight="bold" style:font-weight-asian="bold" style:font-weight-complex="bold"/>
    </style:style>
    <style:style style:name="P37" style:family="paragraph" style:parent-style-name="Text_20_body" style:list-style-name="L3">
      <style:text-properties fo:language="en" fo:country="US" fo:background-color="transparent"/>
    </style:style>
    <style:style style:name="P38" style:family="paragraph" style:parent-style-name="Text_20_body" style:list-style-name="L6">
      <style:text-properties fo:language="en" fo:country="US" fo:background-color="transparent"/>
    </style:style>
    <style:style style:name="P39" style:family="paragraph" style:parent-style-name="Text_20_body" style:list-style-name="L4"/>
    <style:style style:name="P40" style:family="paragraph" style:parent-style-name="Text_20_body" style:list-style-name="L5"/>
    <style:style style:name="P41" style:family="paragraph" style:parent-style-name="Text_20_body" style:list-style-name="L1">
      <style:paragraph-properties fo:margin-top="0cm" fo:margin-bottom="0.212cm" fo:line-height="100%" fo:text-align="start" style:justify-single-word="false"/>
      <style:text-properties style:use-window-font-color="true" style:font-name="Times New Roman1" fo:font-size="12pt" fo:font-weight="normal" fo:background-color="transparent" style:font-name-asian="Times New Roman1" style:font-name-complex="Times New Roman1"/>
    </style:style>
    <style:style style:name="T1" style:family="text">
      <style:text-properties fo:font-weight="bold" style:font-weight-asian="bold" style:font-weight-complex="bold"/>
    </style:style>
    <style:style style:name="T2" style:family="text">
      <style:text-properties style:font-name="Monospace" fo:font-size="10pt" style:font-name-asian="Monospace" style:font-size-asian="10pt" style:font-name-complex="Monospace" style:font-size-complex="10pt"/>
    </style:style>
    <style:style style:name="T3" style:family="text">
      <style:text-properties style:use-window-font-color="true"/>
    </style:style>
    <style:style style:name="T4" style:family="text">
      <style:text-properties style:use-window-font-color="true" style:font-name="Monospace" fo:font-size="10pt" style:font-name-asian="Monospace" style:font-size-asian="10pt" style:font-name-complex="Monospace" style:font-size-complex="10pt"/>
    </style:style>
    <style:style style:name="T5" style:family="text">
      <style:text-properties fo:font-weight="normal" style:font-weight-asian="normal" style:font-weight-complex="normal"/>
    </style:style>
    <style:style style:name="T6" style:family="text">
      <style:text-properties fo:font-variant="normal" fo:text-transform="none" fo:letter-spacing="normal" fo:language="en" fo:country="US" fo:font-style="normal" fo:font-weight="normal"/>
    </style:style>
    <style:style style:name="T7" style:family="text">
      <style:text-properties fo:font-variant="normal" fo:text-transform="none" fo:letter-spacing="normal" fo:language="en" fo:country="US" fo:font-style="normal" fo:font-weight="normal" style:font-name-asian="Monospace" style:font-name-complex="Monospace"/>
    </style:style>
    <style:style style:name="T8" style:family="text">
      <style:text-properties fo:font-variant="normal" fo:text-transform="none" fo:color="#000000" fo:letter-spacing="normal" fo:language="en" fo:country="US" fo:font-style="normal" fo:font-weight="normal" style:font-weight-asian="bold" style:font-weight-complex="bold"/>
    </style:style>
    <style:style style:name="T9" style:family="text">
      <style:text-properties fo:font-variant="normal" fo:text-transform="none" fo:color="#000000" fo:letter-spacing="normal" fo:language="en" fo:country="US" fo:font-style="normal" style:text-underline-style="none" fo:font-weight="normal" style:font-weight-asian="bold" style:font-weight-complex="bold"/>
    </style:style>
    <style:style style:name="T10" style:family="text">
      <style:text-properties fo:font-variant="normal" fo:text-transform="none" fo:color="#000000" style:font-name="Consolas" fo:font-size="10pt" fo:letter-spacing="normal" fo:language="en" fo:country="US" fo:font-style="normal" fo:font-weight="normal" style:font-name-asian="Consolas" style:font-size-asian="10pt" style:font-weight-asian="bold" style:font-name-complex="Consolas" style:font-size-complex="10pt" style:font-weight-complex="bold"/>
    </style:style>
    <style:style style:name="T11" style:family="text">
      <style:text-properties fo:language="en" fo:country="US"/>
    </style:style>
    <style:style style:name="T12" style:family="text">
      <style:text-properties fo:language="en" fo:country="US" fo:font-style="italic" style:font-style-asian="italic" style:font-style-complex="italic"/>
    </style:style>
    <style:style style:name="T13" style:family="text">
      <style:text-properties fo:language="en" fo:country="US" fo:background-color="transparent"/>
    </style:style>
    <style:style style:name="T14" style:family="text">
      <style:text-properties fo:language="ru" fo:country="RU"/>
    </style:style>
    <style:style style:name="T15" style:family="text">
      <style:text-properties fo:color="#7f0055" style:font-name="Consolas" fo:font-size="10pt" fo:font-weight="bold" style:font-name-asian="Consolas" style:font-size-asian="10pt" style:font-weight-asian="bold" style:font-name-complex="Consolas" style:font-size-complex="10pt" style:font-weight-complex="bold"/>
    </style:style>
    <style:style style:name="T16" style:family="text">
      <style:text-properties fo:color="#7f0055" fo:language="en" fo:country="US" fo:font-style="normal" style:text-underline-style="none" fo:font-weight="bold" style:font-style-asian="normal" style:font-weight-asian="bold" style:font-style-complex="normal" style:font-weight-complex="bold"/>
    </style:style>
    <style:style style:name="T17" style:family="text">
      <style:text-properties fo:color="#7f0055" fo:language="en" fo:country="US" fo:font-weight="bold" style:font-weight-asian="bold" style:font-weight-complex="bold"/>
    </style:style>
    <style:style style:name="T18" style:family="text">
      <style:text-properties fo:color="#000000"/>
    </style:style>
    <style:style style:name="T19" style:family="text">
      <style:text-properties fo:color="#000000" style:text-underline-style="none"/>
    </style:style>
    <style:style style:name="T20" style:family="text">
      <style:text-properties fo:color="#000000" fo:language="en" fo:country="US"/>
    </style:style>
    <style:style style:name="T21" style:family="text">
      <style:text-properties fo:color="#000000" fo:language="en" fo:country="US" fo:font-style="normal" style:font-style-asian="normal" style:font-style-complex="normal"/>
    </style:style>
    <style:style style:name="T22" style:family="text">
      <style:text-properties fo:color="#000000" fo:language="en" fo:country="US" fo:font-style="normal" style:text-underline-style="none" style:font-style-asian="normal" style:font-style-complex="normal"/>
    </style:style>
    <style:style style:name="T23" style:family="text">
      <style:text-properties fo:color="#000000" fo:language="en" fo:country="US" fo:font-style="normal" style:text-underline-style="none" fo:font-weight="normal" style:font-style-asian="normal" style:font-weight-asian="normal" style:font-style-complex="normal" style:font-weight-complex="normal"/>
    </style:style>
    <style:style style:name="T24" style:family="text">
      <style:text-properties fo:color="#000000" fo:language="en" fo:country="US" style:text-underline-style="none"/>
    </style:style>
    <style:style style:name="T25" style:family="text">
      <style:text-properties fo:color="#000000" fo:language="en" fo:country="US" fo:font-weight="normal" style:font-weight-asian="normal" style:font-weight-complex="normal"/>
    </style:style>
    <style:style style:name="T26" style:family="text">
      <style:text-properties fo:color="#000000" style:font-name="Consolas" fo:font-size="10pt" style:font-name-asian="Consolas" style:font-size-asian="10pt" style:font-name-complex="Consolas" style:font-size-complex="10pt"/>
    </style:style>
    <style:style style:name="T27" style:family="text">
      <style:text-properties fo:color="#000000" style:font-name="Consolas" fo:font-size="10pt" style:text-underline-style="none" style:font-name-asian="Consolas" style:font-size-asian="10pt" style:font-name-complex="Consolas" style:font-size-complex="10pt"/>
    </style:style>
    <style:style style:name="T28" style:family="text">
      <style:text-properties fo:color="#2a00ff" style:font-name="Consolas" fo:font-size="10pt" style:font-name-asian="Consolas" style:font-size-asian="10pt" style:font-name-complex="Consolas" style:font-size-complex="10pt"/>
    </style:style>
    <style:style style:name="T29" style:family="text">
      <style:text-properties fo:color="#2a00ff" style:font-name="Consolas" fo:font-size="10pt" fo:language="en" fo:country="US" style:font-name-asian="Consolas" style:font-size-asian="10pt" style:font-name-complex="Consolas" style:font-size-complex="10pt"/>
    </style:style>
    <style:style style:name="T30" style:family="text">
      <style:text-properties fo:color="#2a00ff" fo:language="en" fo:country="US"/>
    </style:style>
    <style:style style:name="T31" style:family="text">
      <style:text-properties fo:color="#2a00ff" fo:language="en" fo:country="US" fo:font-style="normal" style:text-underline-style="none" fo:font-weight="bold" style:font-style-asian="normal" style:font-weight-asian="bold" style:font-style-complex="normal" style:font-weight-complex="bold"/>
    </style:style>
    <style:style style:name="T32" style:family="text">
      <style:text-properties fo:color="#2a00ff" fo:language="en" fo:country="US" fo:font-style="normal" style:text-underline-style="none" fo:font-weight="normal" style:font-style-asian="normal" style:font-weight-asian="normal" style:font-style-complex="normal" style:font-weight-complex="normal"/>
    </style:style>
    <style:style style:name="T33" style:family="text">
      <style:text-properties fo:color="#3f7f5f" style:text-underline-style="none"/>
    </style:style>
    <style:style style:name="T34" style:family="text">
      <style:text-properties fo:color="#3f7f5f" fo:language="en" fo:country="US" style:text-underline-style="none"/>
    </style:style>
    <style:style style:name="T35" style:family="text">
      <style:text-properties fo:background-color="transparent"/>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FILE Service</text:h>
      <text:h text:style-name="Heading_20_2" text:outline-level="2">1.<text:tab/>Overview</text:h>
      <text:p text:style-name="P31">This service aims at providing a way to handle two kind of profiles tied to the various users:</text:p>
      <text:list xml:id="list6908284965749830509" text:style-name="L1">
        <text:list-item>
          <text:p text:style-name="P34">a single BasicProfile per user, containing fundamental informations (name, surname, socialId). This profile is read only.</text:p>
        </text:list-item>
        <text:list-item>
          <text:p text:style-name="P41">multiple ExtendedProfile per user, associated to a particular application and containing custom content (a string-&gt;object map).<text:line-break/>Any application can create and manage several of these profiles.</text:p>
        </text:list-item>
      </text:list>
      <text:p text:style-name="Text_20_body">For this purpose the service exposes the following APIs:</text:p>
      <text:list xml:id="list5348566095903450519" text:style-name="L2">
        <text:list-item>
          <text:p text:style-name="P33">Retrieving the BasicProfile of the user doing the request, the BasicProfile of another user or all the BasicProfile (eventually filtering them by full name).</text:p>
        </text:list-item>
        <text:list-item>
          <text:p text:style-name="P33">CRUD operations for ExtendedProfile, or retrieve all ExtendedProfile for a pair userId/appId. A ExtendedProfile instance is <text:span text:style-name="T11">associated to a social entity <text:s/>for managing the sharing of the profile data.</text:span></text:p>
        </text:list-item>
      </text:list>
      <text:h text:style-name="Heading_20_2" text:outline-level="2">2.<text:tab/>Data Types</text:h>
      <text:p text:style-name="Text_20_body">More specifically, the data types managed by the service include:</text:p>
      <text:list xml:id="list7296933049248654480" text:style-name="L3">
        <text:list-item>
          <text:p text:style-name="P35"><text:span text:style-name="T1">BasicProfile: </text:span><text:s/></text:p>
          <text:list>
            <text:list-item>
              <text:p text:style-name="P35">name: user name (string);</text:p>
            </text:list-item>
            <text:list-item>
              <text:p text:style-name="P35">surname: user surname (string);</text:p>
            </text:list-item>
            <text:list-item>
              <text:p text:style-name="P35">socialId: <text:span text:style-name="T11">an identifier of the user used in the Social / Semantic Engine to refer to the user, its data, and social model (long)</text:span>;</text:p>
            </text:list-item>
            <text:list-item>
              <text:p text:style-name="P35">userId: <text:span text:style-name="T11">a unique identifier that is used throughout the platform and the services to unambiguously refer to the specific user.</text:span></text:p>
            </text:list-item>
            <text:list-item>
              <text:p text:style-name="P35">version: object version counter (long), reserved for incremental synchronization.</text:p>
            </text:list-item>
            <text:list-item>
              <text:p text:style-name="P35"><text:span text:style-name="T11">u</text:span>ser: same value of userId <text:span text:style-name="T11">(string)</text:span>;</text:p>
            </text:list-item>
            <text:list-item>
              <text:p text:style-name="P35">updateTime<text:span text:style-name="T14">:</text:span> time of creation/<text:span text:style-name="T11">update (timestamp in milliseconds).</text:span></text:p>
            </text:list-item>
          </text:list>
        </text:list-item>
        <text:list-item>
          <text:p text:style-name="P36">ExtendedProfile</text:p>
          <text:list>
            <text:list-item>
              <text:p text:style-name="P35">appId: id of the app that created the profile <text:span text:style-name="T11">(string);</text:span></text:p>
            </text:list-item>
            <text:list-item>
              <text:p text:style-name="P35">profileId: <text:span text:style-name="T11">name</text:span> of the single profile, used to distinguish different profiles for the same user/app;</text:p>
            </text:list-item>
            <text:list-item>
              <text:p text:style-name="P35">content: arbitrary content <text:span text:style-name="T11">(as key-value pairs);</text:span></text:p>
            </text:list-item>
            <text:list-item>
              <text:p text:style-name="P35">userId, version, <text:span text:style-name="T11">user, and </text:span>updateTime <text:span text:style-name="T11">as above.</text:span></text:p>
            </text:list-item>
            <text:list-item>
              <text:p text:style-name="P37">socialId : an identifier of the extended profile used in the Social / Semantic Engine to refer to it.</text:p>
            </text:list-item>
          </text:list>
        </text:list-item>
      </text:list>
      <text:h text:style-name="Heading_20_2" text:outline-level="2"><text:soft-page-break/>3.<text:tab/>Profiles Management Scenarios</text:h>
      <text:h text:style-name="Heading_20_3" text:outline-level="3">3.1.<text:tab/>Obtaining a BasicProfile</text:h>
      <text:p text:style-name="Text_20_body">The process of retrieving (a) profile(s) works as follows:</text:p>
      <text:list xml:id="list7446417147123114982" text:style-name="L4">
        <text:list-item>
          <text:p text:style-name="P39">The client app obtains an authentication token.</text:p>
        </text:list-item>
        <text:list-item>
          <text:p text:style-name="P39">The client app uses the REST API to get one or more BasicProfile: <text:span text:style-name="T11">own, by the userId,</text:span><text:span text:style-name="T13"> by the list of userId, by fullname search</text:span><text:span text:style-name="T35">.</text:span> </text:p>
        </text:list-item>
      </text:list>
      <text:h text:style-name="Heading_20_3" text:outline-level="3">3.2.<text:tab/>Operating on ExtendedProfile</text:h>
      <text:p text:style-name="Text_20_body">The client app can create/read/update/delete an arbitrary number of <text:span text:style-name="T13">her own </text:span>ExtendedProfile.</text:p>
      <text:list xml:id="list2604974444384162664" text:style-name="L5">
        <text:list-item>
          <text:p text:style-name="P40">The client app obtains an authentication token.</text:p>
        </text:list-item>
        <text:list-item>
          <text:p text:style-name="P40">Creates a new ExtendedProfile identified by userId, appId (application identifier) and profileId (a custom identifier defined by the client). Note that those three values should be intended as the primary key of the profile (no duplicates are allowed).<text:line-break/>A map String-&gt;Object is passed as content and is stored in the ExtendedProfile.</text:p>
        </text:list-item>
        <text:list-item>
          <text:p text:style-name="P40">Reads an ExtendedProfile, using as query parameters userId, appId and profileId.</text:p>
        </text:list-item>
        <text:list-item>
          <text:p text:style-name="P40">Reads many ExtendedProfile, using as query parameters userId and appId.</text:p>
        </text:list-item>
        <text:list-item>
          <text:p text:style-name="P40">Updates an existing ExtendedProfile, using as query parameters userId, appId and profileId and passing as content a new map String-&gt;Object (containing the new values to be stored).</text:p>
        </text:list-item>
        <text:list-item>
          <text:p text:style-name="P40">Deletes an existing ExtendedProfile, using as query parameters userId, appId and profileId.</text:p>
        </text:list-item>
      </text:list>
      <text:p text:style-name="P29">The client can also access someone else profiles if they are shared with him by:</text:p>
      <text:list xml:id="list2960356831078080093" text:style-name="L6">
        <text:list-item>
          <text:p text:style-name="P38">the userId,</text:p>
        </text:list-item>
        <text:list-item>
          <text:p text:style-name="P38">the list of userId</text:p>
        </text:list-item>
        <text:list-item>
          <text:p text:style-name="P38">by profile attributes (key-value).</text:p>
        </text:list-item>
      </text:list>
      <text:h text:style-name="Heading_20_2" text:outline-level="2">4.<text:tab/>REST APIs</text:h>
      <text:p text:style-name="P27"/>
      <text:p text:style-name="P30">4.1. BasicProfile</text:p>
      <text:p text:style-name="P28"><text:span text:style-name="T1">Security Considerations</text:span><text:span text:style-name="T5">: every REST invocation MUST be provided with the access token as AUTH_TOKEN HTTP header. All the endpoint addresses are available only over HTTPS.</text:span></text:p>
      <text:p text:style-name="P27">4.1.1. Getting the user basic profile</text:p>
      <text:p text:style-name="P3"><text:tab/></text:p>
      <table:table table:name="Table2" table:style-name="Table2">
        <table:table-column table:style-name="Table2.A"/>
        <table:table-column table:style-name="Table2.B"/>
        <table:table-row>
          <table:table-cell table:style-name="Table2.A1" table:number-columns-spanned="2" office:value-type="string">
            <text:p text:style-name="Table_20_Contents"><text:span text:style-name="T3">&lt;BASE_URL</text:span>&gt;/<text:span text:style-name="T4">profileservice/eu.trentorise.smartcampus.profileservice.model.BasicProfile/me</text:span></text:p>
          </table:table-cell>
          <table:covered-table-cell/>
        </table:table-row>
        <table:table-row>
          <table:table-cell table:style-name="Table2.A2" office:value-type="string">
            <text:p text:style-name="P11">Description</text:p>
          </table:table-cell>
          <table:table-cell table:style-name="Table2.B2" office:value-type="string">
            <text:p text:style-name="P11">Get my profile</text:p>
          </table:table-cell>
        </table:table-row>
        <table:table-row>
          <table:table-cell table:style-name="Table2.A2" office:value-type="string">
            <text:p text:style-name="P11">HTTP METHOD</text:p>
          </table:table-cell>
          <table:table-cell table:style-name="Table2.B2" office:value-type="string">
            <text:p text:style-name="P10">GET</text:p>
          </table:table-cell>
        </table:table-row>
        <table:table-row>
          <table:table-cell table:style-name="Table2.A2" office:value-type="string">
            <text:p text:style-name="P11">INPUT</text:p>
          </table:table-cell>
          <table:table-cell table:style-name="Table2.B2" office:value-type="string">
            <text:p text:style-name="P11"/>
          </table:table-cell>
        </table:table-row>
        <table:table-row>
          <table:table-cell table:style-name="Table2.A2" office:value-type="string">
            <text:p text:style-name="P11">OUTPUT</text:p>
          </table:table-cell>
          <table:table-cell table:style-name="Table2.B2" office:value-type="string">
            <text:p text:style-name="P11">The BasicProfile of the user</text:p>
          </table:table-cell>
        </table:table-row>
      </table:table>
      <text:p text:style-name="P3"><text:tab/></text:p>
      <text:p text:style-name="P27">Example: </text:p>
      <text:p text:style-name="P12"><text:soft-page-break/><text:span text:style-name="T6">GET </text:span><text:span text:style-name="T7">/profileservice/eu.trentorise.smartcampus.profileservice.model.BasicProfile/me</text:span></text:p>
      <text:p text:style-name="P13">Host: https://vas-dev.smartcampuslab.it </text:p>
      <text:p text:style-name="P13">Headers: AUTH_TOKEN=123testtoken123</text:p>
      <text:p text:style-name="P6">Accept: application/json</text:p>
      <text:p text:style-name="P3"/>
      <text:p text:style-name="Text_20_body">The resulting response is the id of the stored resource</text:p>
      <text:p text:style-name="P19">{</text:p>
      <text:p text:style-name="P19"><text:s text:c="4"/>"name": "Mario",</text:p>
      <text:p text:style-name="P19"><text:s text:c="4"/>"surname": "Rossi",</text:p>
      <text:p text:style-name="P19"><text:s text:c="4"/>"socialId": 1000,</text:p>
      <text:p text:style-name="P19"><text:s text:c="4"/>"userId": "42",</text:p>
      <text:p text:style-name="P19"><text:s text:c="4"/>"id": "objectid",</text:p>
      <text:p text:style-name="P19"><text:s text:c="4"/>"version": 60,</text:p>
      <text:p text:style-name="P19"><text:s text:c="4"/>"user": "42",</text:p>
      <text:p text:style-name="P19"><text:s text:c="4"/>"updateTime": 1362566298326</text:p>
      <text:p text:style-name="P19">}</text:p>
      <text:p text:style-name="P3"/>
      <text:p text:style-name="P27">4.1.2. Getting the basic profile of another user</text:p>
      <text:p text:style-name="P3"><text:tab/></text:p>
      <table:table table:name="Table10" table:style-name="Table10">
        <table:table-column table:style-name="Table10.A"/>
        <table:table-column table:style-name="Table10.B"/>
        <table:table-column table:style-name="Table10.C"/>
        <table:table-row>
          <table:table-cell table:style-name="Table10.A1" table:number-columns-spanned="3" office:value-type="string">
            <text:p text:style-name="P9">&lt;BASE_URL&gt;/<text:span text:style-name="T2">profileservice/eu.trentorise.smartcampus.profileservice.model.BasicProfile/&lt;USER_ID&gt;</text:span></text:p>
          </table:table-cell>
          <table:covered-table-cell/>
          <table:covered-table-cell/>
        </table:table-row>
        <table:table-row>
          <table:table-cell table:style-name="Table10.A2" office:value-type="string">
            <text:p text:style-name="P11">Description</text:p>
          </table:table-cell>
          <table:table-cell table:style-name="Table10.B2" table:number-columns-spanned="2" office:value-type="string">
            <text:p text:style-name="P11">Get the profile of another user</text:p>
          </table:table-cell>
          <table:covered-table-cell/>
        </table:table-row>
        <table:table-row>
          <table:table-cell table:style-name="Table10.A2" office:value-type="string">
            <text:p text:style-name="P11">HTTP METHOD</text:p>
          </table:table-cell>
          <table:table-cell table:style-name="Table10.B2" table:number-columns-spanned="2" office:value-type="string">
            <text:p text:style-name="P10">GET</text:p>
          </table:table-cell>
          <table:covered-table-cell/>
        </table:table-row>
        <table:table-row>
          <table:table-cell table:style-name="Table10.A2" office:value-type="string">
            <text:p text:style-name="P11">INPUT</text:p>
          </table:table-cell>
          <table:table-cell table:style-name="Table10.A2" office:value-type="string">
            <text:p text:style-name="P11">USER_ID</text:p>
          </table:table-cell>
          <table:table-cell table:style-name="Table10.B2" office:value-type="string">
            <text:p text:style-name="P11">Id of the user</text:p>
          </table:table-cell>
        </table:table-row>
        <table:table-row>
          <table:table-cell table:style-name="Table10.A2" office:value-type="string">
            <text:p text:style-name="P11">OUTPUT</text:p>
          </table:table-cell>
          <table:table-cell table:style-name="Table10.B2" table:number-columns-spanned="2" office:value-type="string">
            <text:p text:style-name="P11">The BasicProfile of the user</text:p>
          </table:table-cell>
          <table:covered-table-cell/>
        </table:table-row>
      </table:table>
      <text:p text:style-name="P3"><text:tab/></text:p>
      <text:p text:style-name="P27">Example: </text:p>
      <text:p text:style-name="P12"><text:span text:style-name="T6">GET </text:span><text:span text:style-name="T7">/profileservice/eu.trentorise.smartcampus.profileservice.model.BasicProfile/23</text:span></text:p>
      <text:p text:style-name="P13">Host: https://vas-dev.smartcampuslab.it </text:p>
      <text:p text:style-name="P13">Headers: AUTH_TOKEN=123testtoken123</text:p>
      <text:p text:style-name="P6">Accept: application/json</text:p>
      <text:p text:style-name="P3"/>
      <text:p text:style-name="Text_20_body">The resulting response is the id of the stored resource</text:p>
      <text:p text:style-name="P19">{</text:p>
      <text:p text:style-name="P19"><text:s text:c="4"/>"name": "Carlo",</text:p>
      <text:p text:style-name="P19"><text:s text:c="4"/>"surname": "Neri",</text:p>
      <text:p text:style-name="P19"><text:s text:c="4"/>"socialId": 1001,</text:p>
      <text:p text:style-name="P19"><text:s text:c="4"/>"userId": "23",</text:p>
      <text:p text:style-name="P19"><text:soft-page-break/><text:s text:c="4"/>"id": "objectid",</text:p>
      <text:p text:style-name="P19"><text:s text:c="4"/>"version": 65,</text:p>
      <text:p text:style-name="P19"><text:s text:c="4"/>"user": "23",</text:p>
      <text:p text:style-name="P19"><text:s text:c="4"/>"updateTime": 1352466298326</text:p>
      <text:p text:style-name="P19">}</text:p>
      <text:p text:style-name="P3"/>
      <text:p text:style-name="P27">4.1.3. Getting all basic profiles</text:p>
      <text:p text:style-name="P3"><text:tab/></text:p>
      <table:table table:name="Table16" table:style-name="Table16">
        <table:table-column table:style-name="Table16.A"/>
        <table:table-column table:style-name="Table16.B"/>
        <table:table-row>
          <table:table-cell table:style-name="Table16.A1" table:number-columns-spanned="2" office:value-type="string">
            <text:p text:style-name="P9">&lt;BASE_URL&gt;/<text:span text:style-name="T2">profileservice/eu.trentorise.smartcampus.profileservice.model.BasicProfile</text:span></text:p>
          </table:table-cell>
          <table:covered-table-cell/>
        </table:table-row>
        <table:table-row>
          <table:table-cell table:style-name="Table16.A2" office:value-type="string">
            <text:p text:style-name="P11">Description</text:p>
          </table:table-cell>
          <table:table-cell table:style-name="Table16.B2" office:value-type="string">
            <text:p text:style-name="P11">Get all profiles</text:p>
          </table:table-cell>
        </table:table-row>
        <table:table-row>
          <table:table-cell table:style-name="Table16.A2" office:value-type="string">
            <text:p text:style-name="P11">HTTP METHOD</text:p>
          </table:table-cell>
          <table:table-cell table:style-name="Table16.B2" office:value-type="string">
            <text:p text:style-name="P10">GET</text:p>
          </table:table-cell>
        </table:table-row>
        <table:table-row>
          <table:table-cell table:style-name="Table16.A2" office:value-type="string">
            <text:p text:style-name="P11">INPUT</text:p>
          </table:table-cell>
          <table:table-cell table:style-name="Table16.B2" office:value-type="string">
            <text:p text:style-name="P11"/>
          </table:table-cell>
        </table:table-row>
        <table:table-row>
          <table:table-cell table:style-name="Table16.A2" office:value-type="string">
            <text:p text:style-name="P11">OUTPUT</text:p>
          </table:table-cell>
          <table:table-cell table:style-name="Table16.B2" office:value-type="string">
            <text:p text:style-name="P11">A list of BasicProfile</text:p>
          </table:table-cell>
        </table:table-row>
      </table:table>
      <text:p text:style-name="P3"><text:tab/></text:p>
      <text:p text:style-name="P27">Example: </text:p>
      <text:p text:style-name="P12"><text:span text:style-name="T6">GET </text:span><text:span text:style-name="T7">/profileservice/eu.trentorise.smartcampus.profileservice.model.BasicProfile/</text:span></text:p>
      <text:p text:style-name="P13">Host: https://vas-dev.smartcampuslab.it </text:p>
      <text:p text:style-name="P13">Headers: AUTH_TOKEN=123testtoken123</text:p>
      <text:p text:style-name="P6">Accept: application/json</text:p>
      <text:p text:style-name="P3"/>
      <text:p text:style-name="Text_20_body">The resulting response is the id of the stored resource</text:p>
      <text:p text:style-name="P19">{</text:p>
      <text:p text:style-name="P19"><text:s text:c="4"/>"profiles": [</text:p>
      <text:p text:style-name="P19"><text:s text:c="8"/>{</text:p>
      <text:p text:style-name="P19"><text:tab/><text:tab/><text:tab/>"name": "Mario",</text:p>
      <text:p text:style-name="P19"><text:tab/><text:tab/><text:tab/>"surname": "Rossi",</text:p>
      <text:p text:style-name="P19"><text:tab/><text:tab/><text:tab/>"socialId": 1000,</text:p>
      <text:p text:style-name="P19"><text:tab/><text:tab/><text:tab/>"userId": "42",</text:p>
      <text:p text:style-name="P19"><text:tab/><text:tab/><text:tab/>"id": "objectid",</text:p>
      <text:p text:style-name="P19"><text:tab/><text:tab/><text:tab/>"version": 60,</text:p>
      <text:p text:style-name="P19"><text:tab/><text:tab/><text:tab/>"user": "42",</text:p>
      <text:p text:style-name="P19"><text:tab/><text:tab/><text:tab/>"updateTime": 1362566298326</text:p>
      <text:p text:style-name="P19"><text:tab/><text:tab/>},</text:p>
      <text:p text:style-name="P19"><text:tab/><text:tab/>{</text:p>
      <text:p text:style-name="P19"><text:tab/><text:tab/><text:tab/>"name": "Carlo",</text:p>
      <text:p text:style-name="P19"><text:tab/><text:tab/><text:tab/>"surname": "Neri",</text:p>
      <text:p text:style-name="P19"><text:tab/><text:tab/><text:tab/>"socialId": 1001,</text:p>
      <text:p text:style-name="P19"><text:tab/><text:tab/><text:tab/>"userId": "23",</text:p>
      <text:p text:style-name="P19"><text:tab/><text:tab/><text:tab/>"id": "objectid",</text:p>
      <text:p text:style-name="P19"><text:soft-page-break/><text:tab/><text:tab/><text:tab/>"version": 65,</text:p>
      <text:p text:style-name="P19"><text:tab/><text:tab/><text:tab/>"user": "23",</text:p>
      <text:p text:style-name="P19"><text:tab/><text:tab/><text:tab/>"updateTime": 1352466298326</text:p>
      <text:p text:style-name="P19"><text:tab/><text:tab/>}<text:tab/><text:tab/></text:p>
      <text:p text:style-name="P19"><text:s text:c="4"/>]</text:p>
      <text:p text:style-name="P19">}</text:p>
      <text:p text:style-name="P3"/>
      <text:p text:style-name="P27">4.1.4. Getting basic profiles with full name filter</text:p>
      <text:p text:style-name="P3"><text:tab/></text:p>
      <table:table table:name="Table17" table:style-name="Table17">
        <table:table-column table:style-name="Table17.A"/>
        <table:table-column table:style-name="Table17.B"/>
        <table:table-column table:style-name="Table17.C"/>
        <table:table-row>
          <table:table-cell table:style-name="Table17.A1" table:number-columns-spanned="3" office:value-type="string">
            <text:p text:style-name="P9">&lt;BASE_URL&gt;/<text:span text:style-name="T2">profileservice/eu.trentorise.smartcampus.profileservice.model.BasicProfile?filter=&lt;FILTER&gt;</text:span></text:p>
          </table:table-cell>
          <table:covered-table-cell/>
          <table:covered-table-cell/>
        </table:table-row>
        <table:table-row>
          <table:table-cell table:style-name="Table17.A2" office:value-type="string">
            <text:p text:style-name="P11">Description</text:p>
          </table:table-cell>
          <table:table-cell table:style-name="Table17.B2" table:number-columns-spanned="2" office:value-type="string">
            <text:p text:style-name="P11">Get all profiles with full name filter</text:p>
          </table:table-cell>
          <table:covered-table-cell/>
        </table:table-row>
        <table:table-row>
          <table:table-cell table:style-name="Table17.A2" office:value-type="string">
            <text:p text:style-name="P11">HTTP METHOD</text:p>
          </table:table-cell>
          <table:table-cell table:style-name="Table17.B2" table:number-columns-spanned="2" office:value-type="string">
            <text:p text:style-name="P10">GET</text:p>
          </table:table-cell>
          <table:covered-table-cell/>
        </table:table-row>
        <table:table-row>
          <table:table-cell table:style-name="Table17.A2" office:value-type="string">
            <text:p text:style-name="P11">INPUT</text:p>
          </table:table-cell>
          <table:table-cell table:style-name="Table17.A2" office:value-type="string">
            <text:p text:style-name="P11">FILTER</text:p>
          </table:table-cell>
          <table:table-cell table:style-name="Table17.B2" office:value-type="string">
            <text:p text:style-name="P11">A full name (even partial)</text:p>
          </table:table-cell>
        </table:table-row>
        <table:table-row>
          <table:table-cell table:style-name="Table17.A2" office:value-type="string">
            <text:p text:style-name="P11">OUTPUT</text:p>
          </table:table-cell>
          <table:table-cell table:style-name="Table17.B2" table:number-columns-spanned="2" office:value-type="string">
            <text:p text:style-name="P11">A list of BasicProfile</text:p>
          </table:table-cell>
          <table:covered-table-cell/>
        </table:table-row>
      </table:table>
      <text:p text:style-name="P3"><text:tab/></text:p>
      <text:p text:style-name="P27">Example: </text:p>
      <text:p text:style-name="P12"><text:span text:style-name="T6">GET </text:span><text:span text:style-name="T7">/profileservice/eu.trentorise.smartcampus.profileservice.model.BasicProfile?filter=Mario Rossi</text:span></text:p>
      <text:p text:style-name="P13">Host: https://vas-dev.smartcampuslab.it </text:p>
      <text:p text:style-name="P13">Headers: AUTH_TOKEN=123testtoken123</text:p>
      <text:p text:style-name="P6">Accept: application/json</text:p>
      <text:p text:style-name="P3"/>
      <text:p text:style-name="Text_20_body">The resulting response is the id of the stored resource</text:p>
      <text:p text:style-name="P19">{</text:p>
      <text:p text:style-name="P19"><text:s text:c="4"/>"profiles": [</text:p>
      <text:p text:style-name="P19"><text:s text:c="8"/>{</text:p>
      <text:p text:style-name="P19"><text:tab/><text:tab/><text:tab/>"name": "Mario",</text:p>
      <text:p text:style-name="P19"><text:tab/><text:tab/><text:tab/>"surname": "Rossi",</text:p>
      <text:p text:style-name="P19"><text:tab/><text:tab/><text:tab/>"socialId": 1000,</text:p>
      <text:p text:style-name="P19"><text:tab/><text:tab/><text:tab/>"userId": "42",</text:p>
      <text:p text:style-name="P19"><text:tab/><text:tab/><text:tab/>"id": "objectid",</text:p>
      <text:p text:style-name="P19"><text:tab/><text:tab/><text:tab/>"version": 60,</text:p>
      <text:p text:style-name="P19"><text:tab/><text:tab/><text:tab/>"user": "42",</text:p>
      <text:p text:style-name="P19"><text:tab/><text:tab/><text:tab/>"updateTime": 1362566298326</text:p>
      <text:p text:style-name="P19"><text:tab/><text:tab/>},</text:p>
      <text:p text:style-name="P19"><text:s text:c="4"/>]</text:p>
      <text:p text:style-name="P19">}</text:p>
      <text:p text:style-name="P3"/>
      <text:p text:style-name="P3"/>
      <text:p text:style-name="P27"><text:soft-page-break/>4.1.5. Getting a list of basic profiles </text:p>
      <text:p text:style-name="P3"><text:tab/></text:p>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9">&lt;BASE_URL&gt;/<text:span text:style-name="T2">profileservice/profiles?userIds=&lt;USERID&gt;</text:span></text:p>
          </table:table-cell>
          <table:covered-table-cell/>
          <table:covered-table-cell/>
        </table:table-row>
        <table:table-row>
          <table:table-cell table:style-name="Table3.A2" office:value-type="string">
            <text:p text:style-name="P11">Description</text:p>
          </table:table-cell>
          <table:table-cell table:style-name="Table3.B2" table:number-columns-spanned="2" office:value-type="string">
            <text:p text:style-name="P11">Get a list of profiles</text:p>
          </table:table-cell>
          <table:covered-table-cell/>
        </table:table-row>
        <table:table-row>
          <table:table-cell table:style-name="Table3.A2" office:value-type="string">
            <text:p text:style-name="P11">HTTP METHOD</text:p>
          </table:table-cell>
          <table:table-cell table:style-name="Table3.B2" table:number-columns-spanned="2" office:value-type="string">
            <text:p text:style-name="P10">GET</text:p>
          </table:table-cell>
          <table:covered-table-cell/>
        </table:table-row>
        <table:table-row>
          <table:table-cell table:style-name="Table3.A2" office:value-type="string">
            <text:p text:style-name="P11">INPUT</text:p>
          </table:table-cell>
          <table:table-cell table:style-name="Table3.A2" office:value-type="string">
            <text:p text:style-name="P11">USERID</text:p>
          </table:table-cell>
          <table:table-cell table:style-name="Table3.B2" office:value-type="string">
            <text:p text:style-name="P11">A user id</text:p>
          </table:table-cell>
        </table:table-row>
        <table:table-row>
          <table:table-cell table:style-name="Table3.A2" office:value-type="string">
            <text:p text:style-name="P11">OUTPUT</text:p>
          </table:table-cell>
          <table:table-cell table:style-name="Table3.B2" table:number-columns-spanned="2" office:value-type="string">
            <text:p text:style-name="P11">A list of BasicProfile</text:p>
          </table:table-cell>
          <table:covered-table-cell/>
        </table:table-row>
      </table:table>
      <text:p text:style-name="P3"><text:tab/></text:p>
      <text:p text:style-name="P27">Example: </text:p>
      <text:p text:style-name="P12"><text:span text:style-name="T6">GET </text:span><text:span text:style-name="T7">/profileservice/profiles?userIds=2323&amp;userIds=434443</text:span></text:p>
      <text:p text:style-name="P13">Host: https://vas-dev.smartcampuslab.it </text:p>
      <text:p text:style-name="P13">Headers: AUTH_TOKEN=123testtoken123</text:p>
      <text:p text:style-name="P6">Accept: application/json</text:p>
      <text:p text:style-name="P3"/>
      <text:p text:style-name="Text_20_body">The resulting response is the id of the stored resource</text:p>
      <text:p text:style-name="P19">{</text:p>
      <text:p text:style-name="P19"><text:s text:c="4"/>"profiles": [</text:p>
      <text:p text:style-name="P19"><text:s text:c="8"/>{</text:p>
      <text:p text:style-name="P19"><text:tab/><text:tab/><text:tab/>"name": "Mario",</text:p>
      <text:p text:style-name="P19"><text:tab/><text:tab/><text:tab/>"surname": "Rossi",</text:p>
      <text:p text:style-name="P19"><text:tab/><text:tab/><text:tab/>"socialId": 1000,</text:p>
      <text:p text:style-name="P19"><text:tab/><text:tab/><text:tab/>"userId": "42",</text:p>
      <text:p text:style-name="P19"><text:tab/><text:tab/><text:tab/>"id": "objectid",</text:p>
      <text:p text:style-name="P19"><text:tab/><text:tab/><text:tab/>"version": 60,</text:p>
      <text:p text:style-name="P19"><text:tab/><text:tab/><text:tab/>"user": "42",</text:p>
      <text:p text:style-name="P19"><text:tab/><text:tab/><text:tab/>"updateTime": 1362566298326</text:p>
      <text:p text:style-name="P19"><text:tab/><text:tab/>},</text:p>
      <text:p text:style-name="P20">{</text:p>
      <text:p text:style-name="P19"><text:tab/><text:tab/><text:tab/>"name": "Marco",</text:p>
      <text:p text:style-name="P19"><text:tab/><text:tab/><text:tab/>"surname": "Rossi",</text:p>
      <text:p text:style-name="P19"><text:tab/><text:tab/><text:tab/>"socialId": 434343,</text:p>
      <text:p text:style-name="P19"><text:tab/><text:tab/><text:tab/>"userId": "444343",</text:p>
      <text:p text:style-name="P19"><text:tab/><text:tab/><text:tab/>"id": "objectid",</text:p>
      <text:p text:style-name="P19"><text:tab/><text:tab/><text:tab/>"version": 60,</text:p>
      <text:p text:style-name="P19"><text:tab/><text:tab/><text:tab/>"user": "444343",</text:p>
      <text:p text:style-name="P19"><text:tab/><text:tab/><text:tab/>"updateTime": 1362566298326</text:p>
      <text:p text:style-name="P19"><text:tab/><text:tab/>},</text:p>
      <text:p text:style-name="P19"><text:s text:c="4"/>]</text:p>
      <text:p text:style-name="P19">}</text:p>
      <text:p text:style-name="P3"/>
      <text:p text:style-name="P3"/>
      <text:p text:style-name="P30"><text:soft-page-break/>4.2. ExtendedProfile</text:p>
      <text:p text:style-name="P8"><text:span text:style-name="T1">Security Considerations:</text:span><text:span text:style-name="T5"> every REST invocation MUST be provided with the access token as </text:span><text:span text:style-name="T5">AUTH_TOKEN HTTP header. All the endpoint addresses are available only over HTTPS.</text:span></text:p>
      <text:p text:style-name="P3"/>
      <text:p text:style-name="P27">4.2.1. Creating an extended profile</text:p>
      <table:table table:name="Table9" table:style-name="Table9">
        <table:table-column table:style-name="Table9.A"/>
        <table:table-column table:style-name="Table9.B"/>
        <table:table-column table:style-name="Table9.C"/>
        <table:table-row>
          <table:table-cell table:style-name="Table9.A1" table:number-columns-spanned="3" office:value-type="string">
            <text:p text:style-name="P11">&lt;<text:span text:style-name="T3">BASE_URL&gt;/</text:span><text:span text:style-name="T4">profileservice/eu.trentorise.smartcampus.profileservice.model.ExtendedProfile/&lt;USER_ID&gt;/&lt;APP_ID&gt;/&lt;PROFILE_ID&gt;</text:span></text:p>
          </table:table-cell>
          <table:covered-table-cell/>
          <table:covered-table-cell/>
        </table:table-row>
        <table:table-row>
          <table:table-cell table:style-name="Table9.A2" office:value-type="string">
            <text:p text:style-name="P11">Description</text:p>
          </table:table-cell>
          <table:table-cell table:style-name="Table9.B2" table:number-columns-spanned="2" office:value-type="string">
            <text:p text:style-name="P11">Create an extended profile</text:p>
          </table:table-cell>
          <table:covered-table-cell/>
        </table:table-row>
        <table:table-row>
          <table:table-cell table:style-name="Table9.A2" office:value-type="string">
            <text:p text:style-name="P9">HTTP METHOD</text:p>
          </table:table-cell>
          <table:table-cell table:style-name="Table9.B2" table:number-columns-spanned="2" office:value-type="string">
            <text:p text:style-name="P10">POST</text:p>
          </table:table-cell>
          <table:covered-table-cell/>
        </table:table-row>
        <table:table-row>
          <table:table-cell table:style-name="Table9.A2" table:number-rows-spanned="4" office:value-type="string">
            <text:p text:style-name="P11">INPUT</text:p>
          </table:table-cell>
          <table:table-cell table:style-name="Table9.A2" office:value-type="string">
            <text:p text:style-name="P11">USER_ID</text:p>
          </table:table-cell>
          <table:table-cell table:style-name="Table9.B2" office:value-type="string">
            <text:p text:style-name="P11">Id of the user</text:p>
          </table:table-cell>
        </table:table-row>
        <table:table-row>
          <table:covered-table-cell/>
          <table:table-cell table:style-name="Table9.A2" office:value-type="string">
            <text:p text:style-name="P11">APP_ID</text:p>
          </table:table-cell>
          <table:table-cell table:style-name="Table9.B2" office:value-type="string">
            <text:p text:style-name="P11">Id of the application</text:p>
          </table:table-cell>
        </table:table-row>
        <table:table-row>
          <table:covered-table-cell/>
          <table:table-cell table:style-name="Table9.A2" office:value-type="string">
            <text:p text:style-name="P11">PROFILE_ID</text:p>
          </table:table-cell>
          <table:table-cell table:style-name="Table9.B2" office:value-type="string">
            <text:p text:style-name="P11">Id of the profile</text:p>
          </table:table-cell>
        </table:table-row>
        <table:table-row>
          <table:covered-table-cell/>
          <table:table-cell table:style-name="Table9.B2" table:number-columns-spanned="2" office:value-type="string">
            <text:p text:style-name="P11">The content as a json object in raw form</text:p>
          </table:table-cell>
          <table:covered-table-cell/>
        </table:table-row>
        <table:table-row>
          <table:table-cell table:style-name="Table9.A2" office:value-type="string">
            <text:p text:style-name="P11">OUTPUT</text:p>
          </table:table-cell>
          <table:table-cell table:style-name="Table9.B2" table:number-columns-spanned="2" office:value-type="string">
            <text:p text:style-name="P11"/>
          </table:table-cell>
          <table:covered-table-cell/>
        </table:table-row>
      </table:table>
      <text:p text:style-name="P3"><text:tab/></text:p>
      <text:p text:style-name="P27">Example:</text:p>
      <text:p text:style-name="P12"><text:span text:style-name="T6">POST </text:span><text:span text:style-name="T7">/profileservice/eu.trentorise.smartcampus.profileservice.model.ExtendedProfile/42/test_app/1</text:span></text:p>
      <text:p text:style-name="P13">Host: https://vas-dev.smartcampuslab.it </text:p>
      <text:p text:style-name="P13">Headers: AUTH_TOKEN=123testtoken123</text:p>
      <text:p text:style-name="P7">Accept: application/json</text:p>
      <text:p text:style-name="P7">Content-Type: application/json</text:p>
      <text:p text:style-name="P3"/>
      <text:p text:style-name="P2">The raw content in json format is something like:</text:p>
      <text:p text:style-name="P2"/>
      <text:p text:style-name="P14">{ </text:p>
      <text:p text:style-name="P14"><text:tab/>"key1" : "value1"</text:p>
      <text:p text:style-name="P14">}</text:p>
      <text:p text:style-name="P3"/>
      <text:p text:style-name="P3"/>
      <text:p text:style-name="Standard">No response</text:p>
      <text:p text:style-name="Standard"/>
      <text:p text:style-name="P1">4.2.2. Creating my extended profile</text:p>
      <text:p text:style-name="P1"/>
      <table:table table:name="Table13" table:style-name="Table13">
        <table:table-column table:style-name="Table13.A"/>
        <table:table-column table:style-name="Table13.B"/>
        <table:table-column table:style-name="Table13.C"/>
        <table:table-row>
          <table:table-cell table:style-name="Table13.A1" table:number-columns-spanned="3" office:value-type="string">
            <text:p text:style-name="P11">&lt;<text:span text:style-name="T3">BASE_URL&gt;/</text:span><text:span text:style-name="T4">profileservice/eu.trentorise.smartcampus.profileservice.model.ExtendedProfile/me/&lt;APP_ID&gt;/&lt;PROFILE_ID&gt;</text:span></text:p>
          </table:table-cell>
          <table:covered-table-cell/>
          <table:covered-table-cell/>
        </table:table-row>
        <table:table-row>
          <table:table-cell table:style-name="Table13.A2" office:value-type="string">
            <text:p text:style-name="P11">Description</text:p>
          </table:table-cell>
          <table:table-cell table:style-name="Table13.B2" table:number-columns-spanned="2" office:value-type="string">
            <text:p text:style-name="Standard"><text:s/>Creates a extended profile for an authenticated user, given an application and a profileId</text:p>
          </table:table-cell>
          <table:covered-table-cell/>
        </table:table-row>
        <table:table-row>
          <table:table-cell table:style-name="Table13.A2" office:value-type="string">
            <text:p text:style-name="P9">HTTP METHOD</text:p>
          </table:table-cell>
          <table:table-cell table:style-name="Table13.B2" table:number-columns-spanned="2" office:value-type="string">
            <text:p text:style-name="P10">POST</text:p>
          </table:table-cell>
          <table:covered-table-cell/>
        </table:table-row>
        <table:table-row>
          <table:table-cell table:style-name="Table13.A2" table:number-rows-spanned="3" office:value-type="string">
            <text:p text:style-name="Standard">INPUT</text:p>
          </table:table-cell>
          <table:table-cell table:style-name="Table13.B4" office:value-type="string">
            <text:p text:style-name="P11">APP_ID</text:p>
          </table:table-cell>
          <table:table-cell table:style-name="Table13.A1" office:value-type="string">
            <text:p text:style-name="P11">Id of the application</text:p>
          </table:table-cell>
        </table:table-row>
        <table:table-row>
          <table:covered-table-cell/>
          <table:table-cell table:style-name="Table13.A2" office:value-type="string">
            <text:p text:style-name="P11">PROFILE_ID</text:p>
          </table:table-cell>
          <table:table-cell table:style-name="Table13.B2" office:value-type="string">
            <text:p text:style-name="P11">Id of the profile</text:p>
          </table:table-cell>
        </table:table-row>
        <table:table-row>
          <table:covered-table-cell/>
          <table:table-cell table:style-name="Table13.B2" table:number-columns-spanned="2" office:value-type="string">
            <text:p text:style-name="P11">The content as a json object in raw form</text:p>
          </table:table-cell>
          <table:covered-table-cell/>
        </table:table-row>
        <table:table-row>
          <table:table-cell table:style-name="Table13.A2" office:value-type="string">
            <text:p text:style-name="P11">OUTPUT</text:p>
          </table:table-cell>
          <table:table-cell table:style-name="Table13.B2" table:number-columns-spanned="2" office:value-type="string">
            <text:p text:style-name="P11"/>
          </table:table-cell>
          <table:covered-table-cell/>
        </table:table-row>
      </table:table>
      <text:p text:style-name="P3"><text:tab/></text:p>
      <text:p text:style-name="P27">Example:</text:p>
      <text:p text:style-name="P12"><text:span text:style-name="T6">POST </text:span><text:span text:style-name="T7">/profileservice/eu.trentorise.smartcampus.profileservice.model.ExtendedProfile/me/test_app/1</text:span></text:p>
      <text:p text:style-name="P13">Host: https://vas-dev.smartcampuslab.it </text:p>
      <text:p text:style-name="P13">Headers: AUTH_TOKEN=123testtoken123</text:p>
      <text:p text:style-name="P7">Accept: application/json</text:p>
      <text:p text:style-name="P7">Content-Type: application/json</text:p>
      <text:p text:style-name="P3"/>
      <text:p text:style-name="P2">The raw content in json format is something like:</text:p>
      <text:p text:style-name="P2"/>
      <text:p text:style-name="P14">{ </text:p>
      <text:p text:style-name="P14"><text:tab/>"key1" : "value1"</text:p>
      <text:p text:style-name="P14">}</text:p>
      <text:p text:style-name="P3"/>
      <text:p text:style-name="P3"/>
      <text:p text:style-name="Standard">No response</text:p>
      <text:p text:style-name="Standard"/>
      <text:p text:style-name="P1">4.2.3. Getting an extended profile</text:p>
      <text:p text:style-name="P1"/>
      <table:table table:name="Table7" table:style-name="Table7">
        <table:table-column table:style-name="Table7.A"/>
        <table:table-column table:style-name="Table7.B"/>
        <table:table-column table:style-name="Table7.C"/>
        <table:table-row>
          <table:table-cell table:style-name="Table7.A1" table:number-columns-spanned="3" office:value-type="string">
            <text:p text:style-name="P11">&lt;BASE_U<text:span text:style-name="T3">RL&gt;</text:span><text:span text:style-name="T4">/profileservice/eu.trentorise.smartcampus.profileservice.model.ExtendedProfile/&lt;USER_ID&gt;/&lt;APP_ID&gt;/&lt;PROFILE_ID&gt;</text:span></text:p>
          </table:table-cell>
          <table:covered-table-cell/>
          <table:covered-table-cell/>
        </table:table-row>
        <table:table-row>
          <table:table-cell table:style-name="Table7.A2" office:value-type="string">
            <text:p text:style-name="P11">Description</text:p>
          </table:table-cell>
          <table:table-cell table:style-name="Table7.B2" table:number-columns-spanned="2" office:value-type="string">
            <text:p text:style-name="P11">Returns an extended profile if sharing constraints are satisfied</text:p>
          </table:table-cell>
          <table:covered-table-cell/>
        </table:table-row>
        <table:table-row>
          <table:table-cell table:style-name="Table7.A2" office:value-type="string">
            <text:p text:style-name="P9">HTTP METHOD</text:p>
          </table:table-cell>
          <table:table-cell table:style-name="Table7.B2" table:number-columns-spanned="2" office:value-type="string">
            <text:p text:style-name="P10">GET</text:p>
          </table:table-cell>
          <table:covered-table-cell/>
        </table:table-row>
        <table:table-row>
          <table:table-cell table:style-name="Table7.A2" table:number-rows-spanned="2" office:value-type="string">
            <text:p text:style-name="P11">INPUT</text:p>
          </table:table-cell>
          <table:table-cell table:style-name="Table7.A2" office:value-type="string">
            <text:p text:style-name="P11">USER_ID</text:p>
          </table:table-cell>
          <table:table-cell table:style-name="Table7.B2" office:value-type="string">
            <text:p text:style-name="P11">Id of the user</text:p>
          </table:table-cell>
        </table:table-row>
        <table:table-row>
          <table:covered-table-cell/>
          <table:table-cell table:style-name="Table7.A2" office:value-type="string">
            <text:p text:style-name="P11">APP_ID</text:p>
          </table:table-cell>
          <table:table-cell table:style-name="Table7.B2" office:value-type="string">
            <text:p text:style-name="P11">Id of the application</text:p>
          </table:table-cell>
        </table:table-row>
        <table:table-row>
          <table:table-cell table:style-name="Table7.A2" office:value-type="string">
            <text:p text:style-name="Standard"/>
          </table:table-cell>
          <table:table-cell table:style-name="Table7.A2" office:value-type="string">
            <text:p text:style-name="P11">PROFILE_ID</text:p>
          </table:table-cell>
          <table:table-cell table:style-name="Table7.B2" office:value-type="string">
            <text:p text:style-name="P11">Id of the profile</text:p>
          </table:table-cell>
        </table:table-row>
        <table:table-row>
          <table:table-cell table:style-name="Table7.A2" office:value-type="string">
            <text:p text:style-name="P11">OUTPUT</text:p>
          </table:table-cell>
          <table:table-cell table:style-name="Table7.B2" table:number-columns-spanned="2" office:value-type="string">
            <text:p text:style-name="P11">An extended profile</text:p>
          </table:table-cell>
          <table:covered-table-cell/>
        </table:table-row>
      </table:table>
      <text:p text:style-name="Standard"/>
      <text:p text:style-name="P27">Example:</text:p>
      <text:p text:style-name="P12"><text:span text:style-name="T6">GET </text:span><text:span text:style-name="T7">/profileservice/eu.trentorise.smartcampus.profileservice.model.ExtendedProfile/42/test_app/1</text:span></text:p>
      <text:p text:style-name="P13">Host: https://vas-dev.smartcampuslab.it </text:p>
      <text:p text:style-name="P13">Headers: AUTH_TOKEN=123testtoken123</text:p>
      <text:p text:style-name="P7">Accept: application/json</text:p>
      <text:p text:style-name="P3"/>
      <text:p text:style-name="Standard">The resulting response will look as follows:</text:p>
      <text:p text:style-name="Standard"><text:soft-page-break/></text:p>
      <text:p text:style-name="P15">{</text:p>
      <text:p text:style-name="P15"><text:s text:c="4"/>"content": {</text:p>
      <text:p text:style-name="P15"><text:s text:c="8"/>"key1": "value1"</text:p>
      <text:p text:style-name="P15"><text:s text:c="4"/>},</text:p>
      <text:p text:style-name="P15"><text:s text:c="4"/>"userId": "42",</text:p>
      <text:p text:style-name="P15"><text:s text:c="4"/>"appId": "test_app",</text:p>
      <text:p text:style-name="P15"><text:s text:c="4"/>"profileId": "1",</text:p>
      <text:p text:style-name="P15"><text:s text:c="4"/>"id": "objectid",</text:p>
      <text:p text:style-name="P15"><text:s text:c="4"/>"version": 192,</text:p>
      <text:p text:style-name="P15"><text:s text:c="4"/>"user": "42",</text:p>
      <text:p text:style-name="P15"><text:s text:c="4"/>"updateTime": 1362661077354</text:p>
      <text:p text:style-name="P15">}</text:p>
      <text:p text:style-name="P32"/>
      <text:p text:style-name="P1">4.2.4. Getting multiple extended profiles</text:p>
      <text:p text:style-name="P1"/>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11">&lt;BASE_U<text:span text:style-name="T3">RL&gt;</text:span><text:span text:style-name="T4">/profileservice/eu.trentorise.smartcampus.profileservice.model.ExtendedProfile/&lt;USER_ID&gt;/&lt;APP_ID&gt;</text:span></text:p>
          </table:table-cell>
          <table:covered-table-cell/>
          <table:covered-table-cell/>
        </table:table-row>
        <table:table-row>
          <table:table-cell table:style-name="Table1.A2" office:value-type="string">
            <text:p text:style-name="P11">Description</text:p>
          </table:table-cell>
          <table:table-cell table:style-name="Table1.B2" table:number-columns-spanned="2" office:value-type="string">
            <text:p text:style-name="P11">Returns the extended profiles that satisfy the sharing constraints, associated to the user and application</text:p>
          </table:table-cell>
          <table:covered-table-cell/>
        </table:table-row>
        <table:table-row>
          <table:table-cell table:style-name="Table1.A2" office:value-type="string">
            <text:p text:style-name="P9">HTTP METHOD</text:p>
          </table:table-cell>
          <table:table-cell table:style-name="Table1.B2" table:number-columns-spanned="2" office:value-type="string">
            <text:p text:style-name="P10">GET</text:p>
          </table:table-cell>
          <table:covered-table-cell/>
        </table:table-row>
        <table:table-row>
          <table:table-cell table:style-name="Table1.A2" table:number-rows-spanned="2" office:value-type="string">
            <text:p text:style-name="P11">INPUT</text:p>
          </table:table-cell>
          <table:table-cell table:style-name="Table1.A2" office:value-type="string">
            <text:p text:style-name="P11">USER_ID</text:p>
          </table:table-cell>
          <table:table-cell table:style-name="Table1.B2" office:value-type="string">
            <text:p text:style-name="P11">Id of the user</text:p>
          </table:table-cell>
        </table:table-row>
        <table:table-row>
          <table:covered-table-cell/>
          <table:table-cell table:style-name="Table1.A2" office:value-type="string">
            <text:p text:style-name="P11">APP_ID</text:p>
          </table:table-cell>
          <table:table-cell table:style-name="Table1.B2" office:value-type="string">
            <text:p text:style-name="P11">Id of the application</text:p>
          </table:table-cell>
        </table:table-row>
        <table:table-row>
          <table:table-cell table:style-name="Table1.A2" office:value-type="string">
            <text:p text:style-name="P11">OUTPUT</text:p>
          </table:table-cell>
          <table:table-cell table:style-name="Table1.B2" table:number-columns-spanned="2" office:value-type="string">
            <text:p text:style-name="P11">A list of extended profiles</text:p>
          </table:table-cell>
          <table:covered-table-cell/>
        </table:table-row>
      </table:table>
      <text:p text:style-name="Standard"/>
      <text:p text:style-name="P27">Example:</text:p>
      <text:p text:style-name="P12"><text:span text:style-name="T6">GET </text:span><text:span text:style-name="T7">/profileservice/eu.trentorise.smartcampus.profileservice.model.ExtendedProfile/42/test_app</text:span></text:p>
      <text:p text:style-name="P13">Host: https://vas-dev.smartcampuslab.it </text:p>
      <text:p text:style-name="P13">Headers: AUTH_TOKEN=123testtoken123</text:p>
      <text:p text:style-name="P7">Accept: application/json</text:p>
      <text:p text:style-name="P3"/>
      <text:p text:style-name="Standard">The resulting response will look as follows:</text:p>
      <text:p text:style-name="Standard"/>
      <text:p text:style-name="P15">{</text:p>
      <text:p text:style-name="P15"><text:s text:c="4"/>"profiles": [</text:p>
      <text:p text:style-name="P15"><text:tab/><text:tab/>{</text:p>
      <text:p text:style-name="P15"><text:tab/><text:tab/><text:tab/>"content": {</text:p>
      <text:p text:style-name="P15"><text:tab/><text:tab/><text:tab/><text:tab/>"key1": "value1"</text:p>
      <text:p text:style-name="P15"><text:tab/><text:tab/><text:tab/>},</text:p>
      <text:p text:style-name="P15"><text:tab/><text:tab/><text:tab/>"userId": "42",</text:p>
      <text:p text:style-name="P15"><text:tab/><text:tab/><text:tab/>"appId": "test_app",</text:p>
      <text:p text:style-name="P15"><text:tab/><text:tab/><text:tab/>"profileId": "1",</text:p>
      <text:p text:style-name="P15"><text:tab/><text:tab/><text:tab/>"id": "objectid",</text:p>
      <text:p text:style-name="P15"><text:tab/><text:tab/><text:tab/>"version": 192,</text:p>
      <text:p text:style-name="P15"><text:tab/><text:tab/><text:tab/>"user": "42",</text:p>
      <text:p text:style-name="P15"><text:tab/><text:tab/><text:tab/>"updateTime": 1362661077354</text:p>
      <text:p text:style-name="P15"><text:tab/><text:tab/>}</text:p>
      <text:p text:style-name="P15"><text:tab/>]</text:p>
      <text:p text:style-name="P15"><text:soft-page-break/>}</text:p>
      <text:p text:style-name="P32"/>
      <text:p text:style-name="P1">4.2.5. Getting my extended profile</text:p>
      <text:p text:style-name="P1"/>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11">&lt;<text:span text:style-name="T3">BASE_URL&gt;</text:span><text:span text:style-name="T4">/profileservice/eu.trentorise.smartcampus.profileservice.model.ExtendedProfile/me/&lt;APP_ID&gt;/&lt;PROFILE_ID&gt;</text:span></text:p>
          </table:table-cell>
          <table:covered-table-cell/>
          <table:covered-table-cell/>
        </table:table-row>
        <table:table-row>
          <table:table-cell table:style-name="Table4.A2" office:value-type="string">
            <text:p text:style-name="P11">Description</text:p>
          </table:table-cell>
          <table:table-cell table:style-name="Table4.B2" table:number-columns-spanned="2" office:value-type="string">
            <text:p text:style-name="Standard">Returns extended profile of an authenticate user given application and profileId</text:p>
          </table:table-cell>
          <table:covered-table-cell/>
        </table:table-row>
        <table:table-row>
          <table:table-cell table:style-name="Table4.A2" office:value-type="string">
            <text:p text:style-name="P11">HTTP METHOD</text:p>
          </table:table-cell>
          <table:table-cell table:style-name="Table4.B2" table:number-columns-spanned="2" office:value-type="string">
            <text:p text:style-name="P10">GET</text:p>
          </table:table-cell>
          <table:covered-table-cell/>
        </table:table-row>
        <table:table-row>
          <table:table-cell table:style-name="Table4.A2" table:number-rows-spanned="2" office:value-type="string">
            <text:p text:style-name="Standard"/>
          </table:table-cell>
          <table:table-cell table:style-name="Table4.B4" office:value-type="string">
            <text:p text:style-name="P11">APP_ID</text:p>
          </table:table-cell>
          <table:table-cell table:style-name="Table4.A1" office:value-type="string">
            <text:p text:style-name="P11">Id of the application</text:p>
          </table:table-cell>
        </table:table-row>
        <table:table-row>
          <table:covered-table-cell/>
          <table:table-cell table:style-name="Table4.A2" office:value-type="string">
            <text:p text:style-name="P11">PROFILE_ID</text:p>
          </table:table-cell>
          <table:table-cell table:style-name="Table4.B2" office:value-type="string">
            <text:p text:style-name="P11">Id of the profile</text:p>
          </table:table-cell>
        </table:table-row>
        <table:table-row>
          <table:table-cell table:style-name="Table4.A2" office:value-type="string">
            <text:p text:style-name="P11">OUTPUT</text:p>
          </table:table-cell>
          <table:table-cell table:style-name="Table4.B2" table:number-columns-spanned="2" office:value-type="string">
            <text:p text:style-name="P11">none</text:p>
          </table:table-cell>
          <table:covered-table-cell/>
        </table:table-row>
      </table:table>
      <text:p text:style-name="P5"/>
      <text:p text:style-name="P27">Example:</text:p>
      <text:p text:style-name="P16">GET /profileservice/eu.trentorise.smartcampus.profileservice.model.ExtendedProfile/me/test_app/1</text:p>
      <text:p text:style-name="P13">Host: https://vas-dev.smartcampuslab.it </text:p>
      <text:p text:style-name="P13">Headers: AUTH_TOKEN=123testtoken123</text:p>
      <text:p text:style-name="P7">Accept: application/json</text:p>
      <text:p text:style-name="P4"/>
      <text:p text:style-name="Standard">Sample response:</text:p>
      <text:p text:style-name="Standard"/>
      <text:p text:style-name="P15">{</text:p>
      <text:p text:style-name="P15"><text:s text:c="4"/>"content": {</text:p>
      <text:p text:style-name="P15"><text:s text:c="8"/>"key1": "value1"</text:p>
      <text:p text:style-name="P15"><text:s text:c="4"/>},</text:p>
      <text:p text:style-name="P15"><text:s text:c="4"/>"userId": "42",</text:p>
      <text:p text:style-name="P15"><text:s text:c="4"/>"appId": "test_app",</text:p>
      <text:p text:style-name="P15"><text:s text:c="4"/>"profileId": "1",</text:p>
      <text:p text:style-name="P15"><text:s text:c="4"/>"id": "objectid",</text:p>
      <text:p text:style-name="P15"><text:s text:c="4"/>"version": 192,</text:p>
      <text:p text:style-name="P15"><text:s text:c="4"/>"user": "42",</text:p>
      <text:p text:style-name="P15"><text:s text:c="4"/>"updateTime": 1362661077354</text:p>
      <text:p text:style-name="P15">}</text:p>
      <text:p text:style-name="Standard"/>
      <text:p text:style-name="Standard"/>
      <text:p text:style-name="P1">4.2.6. Getting a list of extended profile</text:p>
      <text:p text:style-name="P1"/>
      <table:table table:name="Table5" table:style-name="Table5">
        <table:table-column table:style-name="Table5.A"/>
        <table:table-column table:style-name="Table5.B"/>
        <table:table-column table:style-name="Table5.C"/>
        <table:table-row>
          <table:table-cell table:style-name="Table5.A1" table:number-columns-spanned="3" office:value-type="string">
            <text:p text:style-name="P11">&lt;<text:span text:style-name="T3">BASE_URL&gt;</text:span><text:span text:style-name="T4">/profileservice/eu.trentorise.smartcampus.profileservice.model.ExtendedProfile/&lt;APP_ID&gt;?userIds=&lt;USER_ID&gt;</text:span></text:p>
          </table:table-cell>
          <table:covered-table-cell/>
          <table:covered-table-cell/>
        </table:table-row>
        <table:table-row>
          <table:table-cell table:style-name="Table5.A2" office:value-type="string">
            <text:p text:style-name="P11">Description</text:p>
          </table:table-cell>
          <table:table-cell table:style-name="Table5.B2" table:number-columns-spanned="2" office:value-type="string">
            <text:p text:style-name="Standard">Returns the list of extended profiles of a list of userIds given an application, filtered by user visibility permissions on the extended profiles.</text:p>
          </table:table-cell>
          <table:covered-table-cell/>
        </table:table-row>
        <table:table-row>
          <table:table-cell table:style-name="Table5.A2" office:value-type="string">
            <text:p text:style-name="P11">HTTP METHOD</text:p>
          </table:table-cell>
          <table:table-cell table:style-name="Table5.B2" table:number-columns-spanned="2" office:value-type="string">
            <text:p text:style-name="P10">GET</text:p>
          </table:table-cell>
          <table:covered-table-cell/>
        </table:table-row>
        <table:table-row>
          <table:table-cell table:style-name="Table5.A2" table:number-rows-spanned="2" office:value-type="string">
            <text:p text:style-name="Standard"/>
          </table:table-cell>
          <table:table-cell table:style-name="Table5.B4" office:value-type="string">
            <text:p text:style-name="P11">APP_ID</text:p>
          </table:table-cell>
          <table:table-cell table:style-name="Table5.A1" office:value-type="string">
            <text:p text:style-name="P11">Id of the application</text:p>
          </table:table-cell>
        </table:table-row>
        <table:table-row>
          <table:covered-table-cell/>
          <table:table-cell table:style-name="Table5.A2" office:value-type="string">
            <text:p text:style-name="P11">USER_ID</text:p>
          </table:table-cell>
          <table:table-cell table:style-name="Table5.B2" office:value-type="string">
            <text:p text:style-name="P11">Id of user</text:p>
          </table:table-cell>
        </table:table-row>
        <text:soft-page-break/>
        <table:table-row>
          <table:table-cell table:style-name="Table5.A2" office:value-type="string">
            <text:p text:style-name="P11">OUTPUT</text:p>
          </table:table-cell>
          <table:table-cell table:style-name="Table5.B2" table:number-columns-spanned="2" office:value-type="string">
            <text:p text:style-name="P11">A list of extended profiles</text:p>
          </table:table-cell>
          <table:covered-table-cell/>
        </table:table-row>
      </table:table>
      <text:p text:style-name="P5"/>
      <text:p text:style-name="P27">Example:</text:p>
      <text:p text:style-name="P16">GET /profileservice/eu.trentorise.smartcampus.profileservice.model.ExtendedProfile/test_app?userIds=23&amp;userIds=45</text:p>
      <text:p text:style-name="P13">Host: https://vas-dev.smartcampuslab.it </text:p>
      <text:p text:style-name="P13">Headers: AUTH_TOKEN=123testtoken123</text:p>
      <text:p text:style-name="P7">Accept: application/json</text:p>
      <text:p text:style-name="P4"/>
      <text:p text:style-name="Standard">Sample response:</text:p>
      <text:p text:style-name="Standard"/>
      <text:p text:style-name="P15">{</text:p>
      <text:p text:style-name="P15"><text:s text:c="4"/>"profiles": [</text:p>
      <text:p text:style-name="P15"><text:tab/><text:tab/>{</text:p>
      <text:p text:style-name="P15"><text:tab/><text:tab/><text:tab/>"content": {</text:p>
      <text:p text:style-name="P15"><text:tab/><text:tab/><text:tab/><text:tab/>"key1": "value1"</text:p>
      <text:p text:style-name="P15"><text:tab/><text:tab/><text:tab/>},</text:p>
      <text:p text:style-name="P15"><text:tab/><text:tab/><text:tab/>"userId": "23",</text:p>
      <text:p text:style-name="P15"><text:tab/><text:tab/><text:tab/>"appId": "test_app",</text:p>
      <text:p text:style-name="P15"><text:tab/><text:tab/><text:tab/>"profileId": "1",</text:p>
      <text:p text:style-name="P15"><text:tab/><text:tab/><text:tab/>"id": "objectid",</text:p>
      <text:p text:style-name="P15"><text:tab/><text:tab/><text:tab/>"version": 192,</text:p>
      <text:p text:style-name="P15"><text:tab/><text:tab/><text:tab/>"user": "23",</text:p>
      <text:p text:style-name="P15"><text:tab/><text:tab/><text:tab/>"updateTime": 1362661077354</text:p>
      <text:p text:style-name="P15"><text:tab/><text:tab/>},</text:p>
      <text:p text:style-name="P26"><text:tab/><text:tab/>{</text:p>
      <text:p text:style-name="P15"><text:tab/><text:tab/><text:tab/>"content": {</text:p>
      <text:p text:style-name="P15"><text:tab/><text:tab/><text:tab/><text:tab/>"key11": "value11"</text:p>
      <text:p text:style-name="P15"><text:tab/><text:tab/><text:tab/>},</text:p>
      <text:p text:style-name="P15"><text:tab/><text:tab/><text:tab/>"userId": "45",</text:p>
      <text:p text:style-name="P15"><text:tab/><text:tab/><text:tab/>"appId": "test_app",</text:p>
      <text:p text:style-name="P15"><text:tab/><text:tab/><text:tab/>"profileId": "my preferences",</text:p>
      <text:p text:style-name="P15"><text:tab/><text:tab/><text:tab/>"id": "objectid",</text:p>
      <text:p text:style-name="P15"><text:tab/><text:tab/><text:tab/>"version": 192,</text:p>
      <text:p text:style-name="P15"><text:tab/><text:tab/><text:tab/>"user": "45",</text:p>
      <text:p text:style-name="P15"><text:tab/><text:tab/><text:tab/>"updateTime": 1362661077354</text:p>
      <text:p text:style-name="P15"><text:tab/><text:tab/>}</text:p>
      <text:p text:style-name="P15"><text:tab/>]</text:p>
      <text:p text:style-name="P15">}</text:p>
      <text:p text:style-name="Standard"/>
      <text:p text:style-name="P1">4.2.7. Getting my extended profiles</text:p>
      <text:p text:style-name="P1"/>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11">&lt;<text:span text:style-name="T3">BASE_URL&gt;</text:span><text:span text:style-name="T4">/profileservice/eu.trentorise.smartcampus.profileservice.model.ExtendedProfile/me/&lt;APP_ID&gt;</text:span></text:p>
          </table:table-cell>
          <table:covered-table-cell/>
          <table:covered-table-cell/>
        </table:table-row>
        <table:table-row>
          <table:table-cell table:style-name="Table6.A2" office:value-type="string">
            <text:p text:style-name="P11">Description</text:p>
          </table:table-cell>
          <table:table-cell table:style-name="Table6.B2" table:number-columns-spanned="2" office:value-type="string">
            <text:p text:style-name="Standard">Returns the list of extended profiles of authenticated user for a given application.</text:p>
          </table:table-cell>
          <table:covered-table-cell/>
        </table:table-row>
        <table:table-row>
          <table:table-cell table:style-name="Table6.A2" office:value-type="string">
            <text:p text:style-name="P11">HTTP METHOD</text:p>
          </table:table-cell>
          <table:table-cell table:style-name="Table6.B2" table:number-columns-spanned="2" office:value-type="string">
            <text:p text:style-name="P10">GET</text:p>
          </table:table-cell>
          <table:covered-table-cell/>
        </table:table-row>
        <table:table-row>
          <table:table-cell table:style-name="Table6.A2" table:number-rows-spanned="2" office:value-type="string">
            <text:p text:style-name="Standard"/>
          </table:table-cell>
          <table:table-cell table:style-name="Table6.B4" office:value-type="string">
            <text:p text:style-name="P11">APP_ID</text:p>
          </table:table-cell>
          <table:table-cell table:style-name="Table6.A1" office:value-type="string">
            <text:p text:style-name="P11">Id of the application</text:p>
          </table:table-cell>
        </table:table-row>
        <table:table-row>
          <table:covered-table-cell/>
          <table:table-cell table:style-name="Table6.A2" office:value-type="string">
            <text:p text:style-name="P11">USER_ID</text:p>
          </table:table-cell>
          <table:table-cell table:style-name="Table6.B2" office:value-type="string">
            <text:p text:style-name="P11">Id of user</text:p>
          </table:table-cell>
        </table:table-row>
        <table:table-row>
          <table:table-cell table:style-name="Table6.A2" office:value-type="string">
            <text:p text:style-name="P11">OUTPUT</text:p>
          </table:table-cell>
          <table:table-cell table:style-name="Table6.B2" table:number-columns-spanned="2" office:value-type="string">
            <text:p text:style-name="P11">A list of extended profiles</text:p>
          </table:table-cell>
          <table:covered-table-cell/>
        </table:table-row>
      </table:table>
      <text:p text:style-name="P5"/>
      <text:p text:style-name="P27"><text:soft-page-break/>Example:</text:p>
      <text:p text:style-name="P16">GET /profileservice/eu.trentorise.smartcampus.profileservice.model.ExtendedProfile/me/test_app</text:p>
      <text:p text:style-name="P13">Host: https://vas-dev.smartcampuslab.it </text:p>
      <text:p text:style-name="P13">Headers: AUTH_TOKEN=123testtoken123</text:p>
      <text:p text:style-name="P7">Accept: application/json</text:p>
      <text:p text:style-name="P4"/>
      <text:p text:style-name="Standard">Sample response:</text:p>
      <text:p text:style-name="Standard"/>
      <text:p text:style-name="P15">{</text:p>
      <text:p text:style-name="P15"><text:s text:c="4"/>"profiles": [</text:p>
      <text:p text:style-name="P15"><text:tab/><text:tab/>{</text:p>
      <text:p text:style-name="P15"><text:tab/><text:tab/><text:tab/>"content": {</text:p>
      <text:p text:style-name="P15"><text:tab/><text:tab/><text:tab/><text:tab/>"key1": "value1"</text:p>
      <text:p text:style-name="P15"><text:tab/><text:tab/><text:tab/>},</text:p>
      <text:p text:style-name="P15"><text:tab/><text:tab/><text:tab/>"userId": "23",</text:p>
      <text:p text:style-name="P15"><text:tab/><text:tab/><text:tab/>"appId": "test_app",</text:p>
      <text:p text:style-name="P15"><text:tab/><text:tab/><text:tab/>"profileId": "1",</text:p>
      <text:p text:style-name="P15"><text:tab/><text:tab/><text:tab/>"id": "objectid",</text:p>
      <text:p text:style-name="P15"><text:tab/><text:tab/><text:tab/>"version": 192,</text:p>
      <text:p text:style-name="P15"><text:tab/><text:tab/><text:tab/>"user": "23",</text:p>
      <text:p text:style-name="P15"><text:tab/><text:tab/><text:tab/>"updateTime": 1362661077354</text:p>
      <text:p text:style-name="P15"><text:tab/><text:tab/>},</text:p>
      <text:p text:style-name="P26"><text:tab/><text:tab/>{</text:p>
      <text:p text:style-name="P15"><text:tab/><text:tab/><text:tab/>"content": {</text:p>
      <text:p text:style-name="P15"><text:tab/><text:tab/><text:tab/><text:tab/>"key11": "value11"</text:p>
      <text:p text:style-name="P15"><text:tab/><text:tab/><text:tab/>},</text:p>
      <text:p text:style-name="P15"><text:tab/><text:tab/><text:tab/>"userId": "23",</text:p>
      <text:p text:style-name="P15"><text:tab/><text:tab/><text:tab/>"appId": "test_app",</text:p>
      <text:p text:style-name="P15"><text:tab/><text:tab/><text:tab/>"profileId": "my preferences",</text:p>
      <text:p text:style-name="P15"><text:tab/><text:tab/><text:tab/>"id": "objectid",</text:p>
      <text:p text:style-name="P15"><text:tab/><text:tab/><text:tab/>"version": 192,</text:p>
      <text:p text:style-name="P15"><text:tab/><text:tab/><text:tab/>"user": "23",</text:p>
      <text:p text:style-name="P15"><text:tab/><text:tab/><text:tab/>"updateTime": 1362661077354</text:p>
      <text:p text:style-name="P15"><text:tab/><text:tab/>}</text:p>
      <text:p text:style-name="P15"><text:tab/>]</text:p>
      <text:p text:style-name="P15">}</text:p>
      <text:p text:style-name="Standard"/>
      <text:p text:style-name="P32"/>
      <text:p text:style-name="P32"/>
      <text:p text:style-name="P27">4.2.8. Updating an extended profile</text:p>
      <table:table table:name="Table18" table:style-name="Table18">
        <table:table-column table:style-name="Table18.A"/>
        <table:table-column table:style-name="Table18.B"/>
        <table:table-column table:style-name="Table18.C"/>
        <table:table-row>
          <table:table-cell table:style-name="Table18.A1" table:number-columns-spanned="3" office:value-type="string">
            <text:p text:style-name="P11">&lt;<text:span text:style-name="T3">BASE_URL&gt;/</text:span><text:span text:style-name="T4">profileservice/eu.trentorise.smartcampus.profileservice.model.ExtendedProfile/&lt;USER_ID&gt;/&lt;APP_ID&gt;/&lt;PROFILE_ID&gt;</text:span></text:p>
          </table:table-cell>
          <table:covered-table-cell/>
          <table:covered-table-cell/>
        </table:table-row>
        <table:table-row>
          <table:table-cell table:style-name="Table18.A2" office:value-type="string">
            <text:p text:style-name="P11">Description</text:p>
          </table:table-cell>
          <table:table-cell table:style-name="Table18.B2" table:number-columns-spanned="2" office:value-type="string">
            <text:p text:style-name="P11">Update an extended profile</text:p>
          </table:table-cell>
          <table:covered-table-cell/>
        </table:table-row>
        <table:table-row>
          <table:table-cell table:style-name="Table18.A2" office:value-type="string">
            <text:p text:style-name="P9">HTTP METHOD</text:p>
          </table:table-cell>
          <table:table-cell table:style-name="Table18.B2" table:number-columns-spanned="2" office:value-type="string">
            <text:p text:style-name="P10">PUT</text:p>
          </table:table-cell>
          <table:covered-table-cell/>
        </table:table-row>
        <table:table-row>
          <table:table-cell table:style-name="Table18.A2" table:number-rows-spanned="4" office:value-type="string">
            <text:p text:style-name="P11">INPUT</text:p>
          </table:table-cell>
          <table:table-cell table:style-name="Table18.A2" office:value-type="string">
            <text:p text:style-name="P11">USER_ID</text:p>
          </table:table-cell>
          <table:table-cell table:style-name="Table18.B2" office:value-type="string">
            <text:p text:style-name="P11">Id of the user</text:p>
          </table:table-cell>
        </table:table-row>
        <table:table-row>
          <table:covered-table-cell/>
          <table:table-cell table:style-name="Table18.A2" office:value-type="string">
            <text:p text:style-name="P11">APP_ID</text:p>
          </table:table-cell>
          <table:table-cell table:style-name="Table18.B2" office:value-type="string">
            <text:p text:style-name="P11">Id of the application</text:p>
          </table:table-cell>
        </table:table-row>
        <table:table-row>
          <table:covered-table-cell/>
          <table:table-cell table:style-name="Table18.A2" office:value-type="string">
            <text:p text:style-name="P11">PROFILE_ID</text:p>
          </table:table-cell>
          <table:table-cell table:style-name="Table18.B2" office:value-type="string">
            <text:p text:style-name="P11">Id of the profile</text:p>
          </table:table-cell>
        </table:table-row>
        <table:table-row>
          <table:covered-table-cell/>
          <table:table-cell table:style-name="Table18.B2" table:number-columns-spanned="2" office:value-type="string">
            <text:p text:style-name="P11">The new content as a json object in raw form</text:p>
          </table:table-cell>
          <table:covered-table-cell/>
        </table:table-row>
        <text:soft-page-break/>
        <table:table-row>
          <table:table-cell table:style-name="Table18.A2" office:value-type="string">
            <text:p text:style-name="P11">OUTPUT</text:p>
          </table:table-cell>
          <table:table-cell table:style-name="Table18.B2" table:number-columns-spanned="2" office:value-type="string">
            <text:p text:style-name="P11"/>
          </table:table-cell>
          <table:covered-table-cell/>
        </table:table-row>
      </table:table>
      <text:p text:style-name="P3"><text:tab/></text:p>
      <text:p text:style-name="P27">Example:</text:p>
      <text:p text:style-name="P12"><text:span text:style-name="T6">PUT </text:span><text:span text:style-name="T7">/profileservice/eu.trentorise.smartcampus.profileservice.model.ExtendedProfile/42/test_app/1</text:span></text:p>
      <text:p text:style-name="P13">Host: https://vas-dev.smartcampuslab.it </text:p>
      <text:p text:style-name="P13">Headers: AUTH_TOKEN=123testtoken123</text:p>
      <text:p text:style-name="P7">Accept: application/json</text:p>
      <text:p text:style-name="P7">Content-Type: application/json</text:p>
      <text:p text:style-name="P3"/>
      <text:p text:style-name="P2">The new raw content in json format is something like:</text:p>
      <text:p text:style-name="P2"/>
      <text:p text:style-name="P14">{ </text:p>
      <text:p text:style-name="P14"><text:tab/>"key1" : "value2"</text:p>
      <text:p text:style-name="P14">}</text:p>
      <text:p text:style-name="P3"/>
      <text:p text:style-name="P3"/>
      <text:p text:style-name="Standard">No response</text:p>
      <text:p text:style-name="Standard"/>
      <text:p text:style-name="P27">4.2.9. Updating my extended profile</text:p>
      <table:table table:name="Table11" table:style-name="Table11">
        <table:table-column table:style-name="Table11.A"/>
        <table:table-column table:style-name="Table11.B"/>
        <table:table-column table:style-name="Table11.C"/>
        <table:table-row>
          <table:table-cell table:style-name="Table11.A1" table:number-columns-spanned="3" office:value-type="string">
            <text:p text:style-name="P11">&lt;<text:span text:style-name="T3">BASE_URL&gt;/</text:span><text:span text:style-name="T4">profileservice/eu.trentorise.smartcampus.profileservice.model.ExtendedProfile/me/&lt;APP_ID&gt;/&lt;PROFILE_ID&gt;</text:span></text:p>
          </table:table-cell>
          <table:covered-table-cell/>
          <table:covered-table-cell/>
        </table:table-row>
        <table:table-row>
          <table:table-cell table:style-name="Table11.A2" office:value-type="string">
            <text:p text:style-name="P11">Description</text:p>
          </table:table-cell>
          <table:table-cell table:style-name="Table11.B2" table:number-columns-spanned="2" office:value-type="string">
            <text:p text:style-name="Standard">Updates an extended profile of authenticated user given application and profileId</text:p>
          </table:table-cell>
          <table:covered-table-cell/>
        </table:table-row>
        <table:table-row>
          <table:table-cell table:style-name="Table11.A2" office:value-type="string">
            <text:p text:style-name="P9">HTTP METHOD</text:p>
          </table:table-cell>
          <table:table-cell table:style-name="Table11.B2" table:number-columns-spanned="2" office:value-type="string">
            <text:p text:style-name="P10">PUT</text:p>
          </table:table-cell>
          <table:covered-table-cell/>
        </table:table-row>
        <table:table-row>
          <table:table-cell table:style-name="Table11.A2" table:number-rows-spanned="3" office:value-type="string">
            <text:p text:style-name="Standard"/>
          </table:table-cell>
          <table:table-cell table:style-name="Table11.B4" office:value-type="string">
            <text:p text:style-name="P11">APP_ID</text:p>
          </table:table-cell>
          <table:table-cell table:style-name="Table11.A1" office:value-type="string">
            <text:p text:style-name="P11">Id of the application</text:p>
          </table:table-cell>
        </table:table-row>
        <table:table-row>
          <table:covered-table-cell/>
          <table:table-cell table:style-name="Table11.A2" office:value-type="string">
            <text:p text:style-name="P11">PROFILE_ID</text:p>
          </table:table-cell>
          <table:table-cell table:style-name="Table11.B2" office:value-type="string">
            <text:p text:style-name="P11">Id of the profile</text:p>
          </table:table-cell>
        </table:table-row>
        <table:table-row>
          <table:covered-table-cell/>
          <table:table-cell table:style-name="Table11.B2" table:number-columns-spanned="2" office:value-type="string">
            <text:p text:style-name="P11">The new content as a json object in raw form</text:p>
          </table:table-cell>
          <table:covered-table-cell/>
        </table:table-row>
        <table:table-row>
          <table:table-cell table:style-name="Table11.A2" office:value-type="string">
            <text:p text:style-name="P11">OUTPUT</text:p>
          </table:table-cell>
          <table:table-cell table:style-name="Table11.B2" table:number-columns-spanned="2" office:value-type="string">
            <text:p text:style-name="P11"/>
          </table:table-cell>
          <table:covered-table-cell/>
        </table:table-row>
      </table:table>
      <text:p text:style-name="P3"><text:tab/></text:p>
      <text:p text:style-name="P27">Example:</text:p>
      <text:p text:style-name="P12"><text:span text:style-name="T6">PUT </text:span><text:span text:style-name="T7">/profileservice/eu.trentorise.smartcampus.profileservice.model.ExtendedProfile/me/test_app/1</text:span></text:p>
      <text:p text:style-name="P13">Host: https://vas-dev.smartcampuslab.it </text:p>
      <text:p text:style-name="P13">Headers: AUTH_TOKEN=123testtoken123</text:p>
      <text:p text:style-name="P7">Accept: application/json</text:p>
      <text:p text:style-name="P7">Content-Type: application/json</text:p>
      <text:p text:style-name="P3"/>
      <text:p text:style-name="P2">The new raw content in json format is something like:</text:p>
      <text:p text:style-name="P2"/>
      <text:p text:style-name="P14">{ </text:p>
      <text:p text:style-name="P14"><text:soft-page-break/><text:tab/>"key1" : "value2"</text:p>
      <text:p text:style-name="P14">}</text:p>
      <text:p text:style-name="P3"/>
      <text:p text:style-name="P3"/>
      <text:p text:style-name="Standard">No response</text:p>
      <text:p text:style-name="Standard"/>
      <text:p text:style-name="Standard"/>
      <text:p text:style-name="P1">4.2.10. Deleting an extended profile</text:p>
      <text:p text:style-name="P1"/>
      <table:table table:name="Table8" table:style-name="Table8">
        <table:table-column table:style-name="Table8.A"/>
        <table:table-column table:style-name="Table8.B"/>
        <table:table-column table:style-name="Table8.C"/>
        <table:table-row>
          <table:table-cell table:style-name="Table8.A1" table:number-columns-spanned="3" office:value-type="string">
            <text:p text:style-name="P11">&lt;<text:span text:style-name="T3">BASE_URL&gt;</text:span><text:span text:style-name="T4">/profileservice/eu.trentorise.smartcampus.profileservice.model.ExtendedProfile/&lt;USER_ID&gt;/&lt;APP_ID&gt;/&lt;PROFILE_ID&gt;</text:span></text:p>
          </table:table-cell>
          <table:covered-table-cell/>
          <table:covered-table-cell/>
        </table:table-row>
        <table:table-row>
          <table:table-cell table:style-name="Table8.A2" office:value-type="string">
            <text:p text:style-name="P11">Description</text:p>
          </table:table-cell>
          <table:table-cell table:style-name="Table8.B2" table:number-columns-spanned="2" office:value-type="string">
            <text:p text:style-name="P11">Deletes an extended profile</text:p>
          </table:table-cell>
          <table:covered-table-cell/>
        </table:table-row>
        <table:table-row>
          <table:table-cell table:style-name="Table8.A2" office:value-type="string">
            <text:p text:style-name="P11">HTTP METHOD</text:p>
          </table:table-cell>
          <table:table-cell table:style-name="Table8.B2" table:number-columns-spanned="2" office:value-type="string">
            <text:p text:style-name="P10">DELETE</text:p>
          </table:table-cell>
          <table:covered-table-cell/>
        </table:table-row>
        <table:table-row>
          <table:table-cell table:style-name="Table8.A2" table:number-rows-spanned="3" office:value-type="string">
            <text:p text:style-name="P11">INPUT</text:p>
          </table:table-cell>
          <table:table-cell table:style-name="Table8.A2" office:value-type="string">
            <text:p text:style-name="P11">USER_ID</text:p>
          </table:table-cell>
          <table:table-cell table:style-name="Table8.B2" office:value-type="string">
            <text:p text:style-name="P11">Id of the user</text:p>
          </table:table-cell>
        </table:table-row>
        <table:table-row>
          <table:covered-table-cell/>
          <table:table-cell table:style-name="Table8.A2" office:value-type="string">
            <text:p text:style-name="P11">APP_ID</text:p>
          </table:table-cell>
          <table:table-cell table:style-name="Table8.B2" office:value-type="string">
            <text:p text:style-name="P11">Id of the application</text:p>
          </table:table-cell>
        </table:table-row>
        <table:table-row>
          <table:covered-table-cell/>
          <table:table-cell table:style-name="Table8.A2" office:value-type="string">
            <text:p text:style-name="P11">PROFILE_ID</text:p>
          </table:table-cell>
          <table:table-cell table:style-name="Table8.B2" office:value-type="string">
            <text:p text:style-name="P11">Id of the profile</text:p>
          </table:table-cell>
        </table:table-row>
        <table:table-row>
          <table:table-cell table:style-name="Table8.A2" office:value-type="string">
            <text:p text:style-name="P11">OUTPUT</text:p>
          </table:table-cell>
          <table:table-cell table:style-name="Table8.B2" table:number-columns-spanned="2" office:value-type="string">
            <text:p text:style-name="P11">none</text:p>
          </table:table-cell>
          <table:covered-table-cell/>
        </table:table-row>
      </table:table>
      <text:p text:style-name="P5"/>
      <text:p text:style-name="P27">Example:</text:p>
      <text:p text:style-name="P16">DELETE /profileservice/eu.trentorise.smartcampus.profileservice.model.ExtendedProfile/42/test_app/1</text:p>
      <text:p text:style-name="P13">Host: https://vas-dev.smartcampuslab.it </text:p>
      <text:p text:style-name="P13">Headers: AUTH_TOKEN=123testtoken123</text:p>
      <text:p text:style-name="P7">Accept: application/json</text:p>
      <text:p text:style-name="P4"/>
      <text:p text:style-name="Standard">No response</text:p>
      <text:p text:style-name="Standard"/>
      <text:p text:style-name="P1">4.2.11. Deleting my extended profile</text:p>
      <text:p text:style-name="P1"/>
      <table:table table:name="Table12" table:style-name="Table12">
        <table:table-column table:style-name="Table12.A"/>
        <table:table-column table:style-name="Table12.B"/>
        <table:table-column table:style-name="Table12.C"/>
        <table:table-row>
          <table:table-cell table:style-name="Table12.A1" table:number-columns-spanned="3" office:value-type="string">
            <text:p text:style-name="P11">&lt;<text:span text:style-name="T3">BASE_URL&gt;</text:span><text:span text:style-name="T4">/profileservice/eu.trentorise.smartcampus.profileservice.model.ExtendedProfile/me/&lt;APP_ID&gt;/&lt;PROFILE_ID&gt;</text:span></text:p>
          </table:table-cell>
          <table:covered-table-cell/>
          <table:covered-table-cell/>
        </table:table-row>
        <table:table-row>
          <table:table-cell table:style-name="Table12.A2" office:value-type="string">
            <text:p text:style-name="P11">Description</text:p>
          </table:table-cell>
          <table:table-cell table:style-name="Table12.B2" table:number-columns-spanned="2" office:value-type="string">
            <text:p text:style-name="P11">Deletes an extended profile</text:p>
          </table:table-cell>
          <table:covered-table-cell/>
        </table:table-row>
        <table:table-row>
          <table:table-cell table:style-name="Table12.A2" office:value-type="string">
            <text:p text:style-name="P11">HTTP METHOD</text:p>
          </table:table-cell>
          <table:table-cell table:style-name="Table12.B2" table:number-columns-spanned="2" office:value-type="string">
            <text:p text:style-name="P10">DELETE</text:p>
          </table:table-cell>
          <table:covered-table-cell/>
        </table:table-row>
        <table:table-row>
          <table:table-cell table:style-name="Table12.A2" table:number-rows-spanned="2" office:value-type="string">
            <text:p text:style-name="Standard">INPUT</text:p>
          </table:table-cell>
          <table:table-cell table:style-name="Table12.B4" office:value-type="string">
            <text:p text:style-name="P11">APP_ID</text:p>
          </table:table-cell>
          <table:table-cell table:style-name="Table12.A1" office:value-type="string">
            <text:p text:style-name="P11">Id of the application</text:p>
          </table:table-cell>
        </table:table-row>
        <table:table-row>
          <table:covered-table-cell/>
          <table:table-cell table:style-name="Table12.A2" office:value-type="string">
            <text:p text:style-name="P11">PROFILE_ID</text:p>
          </table:table-cell>
          <table:table-cell table:style-name="Table12.B2" office:value-type="string">
            <text:p text:style-name="P11">Id of the profile</text:p>
          </table:table-cell>
        </table:table-row>
        <table:table-row>
          <table:table-cell table:style-name="Table12.A2" office:value-type="string">
            <text:p text:style-name="P11">OUTPUT</text:p>
          </table:table-cell>
          <table:table-cell table:style-name="Table12.B2" table:number-columns-spanned="2" office:value-type="string">
            <text:p text:style-name="P11">none</text:p>
          </table:table-cell>
          <table:covered-table-cell/>
        </table:table-row>
      </table:table>
      <text:p text:style-name="P5"/>
      <text:p text:style-name="P27">Example:</text:p>
      <text:p text:style-name="P16">DELETE /profileservice/eu.trentorise.smartcampus.profileservice.model.ExtendedProfile<text:soft-page-break/>/me/test_app/1</text:p>
      <text:p text:style-name="P13">Host: https://vas-dev.smartcampuslab.it </text:p>
      <text:p text:style-name="P13">Headers: AUTH_TOKEN=123testtoken123</text:p>
      <text:p text:style-name="P7">Accept: application/json</text:p>
      <text:p text:style-name="P4"/>
      <text:p text:style-name="Standard">No response</text:p>
      <text:h text:style-name="Heading_20_2" text:outline-level="2">5.<text:tab/>Java Client Library</text:h>
      <text:p text:style-name="Text_20_body">The Profile Service client library provides an access to the operations exposed by the Profile Service REST API. </text:p>
      <text:p text:style-name="Text_20_body">To use the library, one has to include the <text:span text:style-name="T1">profileservice.client-1.0.jar</text:span> into the project classpath. <text:span text:style-name="T11">The </text:span><text:span text:style-name="T12">ProfileConnector</text:span><text:span text:style-name="T11"> class exposes the necessary client methods. The following code demonstrates how the class may be used:</text:span></text:p>
      <text:p text:style-name="P1"/>
      <text:p text:style-name="P17">ProfileConnector profileService = </text:p>
      <text:p text:style-name="P18"><text:span text:style-name="T10"><text:s text:c="3"/></text:span><text:span text:style-name="T15">new</text:span><text:span text:style-name="T26"> ProfileConnector(</text:span><text:span text:style-name="T28">"https://vas-dev.smartcampuslab.it/</text:span><text:span text:style-name="T29">profileservice</text:span><text:span text:style-name="T28">"</text:span><text:span text:style-name="T27">);</text:span></text:p>
      <text:p text:style-name="P22"/>
      <text:p text:style-name="P21"><text:span text:style-name="T33">// get token owner </text:span><text:span text:style-name="T34">public </text:span><text:span text:style-name="T33">profile</text:span></text:p>
      <text:p text:style-name="P21"><text:span text:style-name="T20">BasicProfile </text:span><text:span text:style-name="T18">result = </text:span><text:span text:style-name="T8">profileService</text:span><text:span text:style-name="T18">.getBasicProfile(</text:span><text:span text:style-name="T21">token</text:span><text:span text:style-name="T18">);</text:span></text:p>
      <text:p text:style-name="P21"><text:span text:style-name="T33">// get </text:span><text:span text:style-name="T34">public </text:span><text:span text:style-name="T33">profile </text:span><text:span text:style-name="T34">of another user</text:span></text:p>
      <text:p text:style-name="P21"><text:span text:style-name="T24">BasicProfile </text:span><text:span text:style-name="T19">result = </text:span><text:span text:style-name="T9">profileService</text:span><text:span text:style-name="T19">.getBasicProfile(</text:span><text:span text:style-name="T24">userId</text:span><text:span text:style-name="T19">, </text:span><text:span text:style-name="T22">token</text:span><text:span text:style-name="T19">);</text:span></text:p>
      <text:p text:style-name="P21"><text:span text:style-name="T33">// get </text:span><text:span text:style-name="T34">all public profiles</text:span></text:p>
      <text:p text:style-name="P21"><text:span text:style-name="T24">List&lt;BasicProfile&gt; </text:span><text:span text:style-name="T19">result = </text:span><text:span text:style-name="T9">profileService</text:span><text:span text:style-name="T24">.getBasicProfiles(</text:span><text:span text:style-name="T16">null</text:span><text:span text:style-name="T22">, token</text:span><text:span text:style-name="T24">);</text:span></text:p>
      <text:p text:style-name="P21"><text:span text:style-name="T33">// get </text:span><text:span text:style-name="T34">all public profiles matching the specified name</text:span></text:p>
      <text:p text:style-name="P21"><text:span text:style-name="T24">List&lt;BasicProfile&gt; </text:span><text:span text:style-name="T19">result = </text:span><text:span text:style-name="T9">profileService</text:span><text:span text:style-name="T24">.getBasicProfiles(</text:span><text:span text:style-name="T31">"</text:span><text:span text:style-name="T32">Mario Rossi</text:span><text:span text:style-name="T31">"</text:span><text:span text:style-name="T22">, token</text:span><text:span text:style-name="T24">);</text:span></text:p>
      <text:p text:style-name="P23"/>
      <text:p text:style-name="P21"><text:span text:style-name="T33">// c</text:span><text:span text:style-name="T34">reate extended </text:span><text:span text:style-name="T33">profile </text:span><text:span text:style-name="T34">'preferences' for app 'MyApp' for the specified </text:span><text:span text:style-name="T34">user</text:span></text:p>
      <text:p text:style-name="P21"><text:span text:style-name="T20">Map&lt;String, Object&gt; map = </text:span><text:span text:style-name="T17">new</text:span><text:span text:style-name="T20"> HashMap&lt;String, Object&gt;();</text:span></text:p>
      <text:p text:style-name="P21"><text:span text:style-name="T20">map.put(</text:span><text:span text:style-name="T30">"keyA"</text:span><text:span text:style-name="T20">, </text:span><text:span text:style-name="T30">"valueA"</text:span><text:span text:style-name="T20">);</text:span></text:p>
      <text:p text:style-name="P21"><text:span text:style-name="T8">profileService</text:span><text:span text:style-name="T18">.</text:span><text:span text:style-name="T20">createExtendedProfile</text:span><text:span text:style-name="T18">(</text:span><text:span text:style-name="T20">userId, </text:span><text:span text:style-name="T31">"</text:span><text:span text:style-name="T32">MyApp"</text:span><text:span text:style-name="T23">,</text:span><text:span text:style-name="T32"> </text:span><text:span text:style-name="T31">"</text:span><text:span text:style-name="T32">preferences"</text:span><text:span text:style-name="T23">, </text:span><text:span text:style-name="T25">map</text:span><text:span text:style-name="T20">, </text:span><text:span text:style-name="T21">token</text:span><text:span text:style-name="T18">);</text:span></text:p>
      <text:p text:style-name="P25"/>
      <text:p text:style-name="P21"><text:span text:style-name="T33">// </text:span><text:span text:style-name="T34">delete extended profile 'preferences' for app 'MyApp' for the specified user</text:span></text:p>
      <text:p text:style-name="P21"><text:span text:style-name="T8">profileService</text:span><text:span text:style-name="T20">.deleteExtendedProfile</text:span><text:span text:style-name="T18">(</text:span><text:span text:style-name="T20">userId, </text:span><text:span text:style-name="T31">"</text:span><text:span text:style-name="T32">MyApp"</text:span><text:span text:style-name="T23">,</text:span><text:span text:style-name="T32"> </text:span><text:span text:style-name="T31">"</text:span><text:span text:style-name="T32">preferences"</text:span><text:span text:style-name="T23">, </text:span><text:span text:style-name="T21">token</text:span><text:span text:style-name="T18">);</text:span></text:p>
      <text:p text:style-name="P24"/>
      <text:p text:style-name="P21"><text:span text:style-name="T33">// get a</text:span><text:span text:style-name="T34"> specific profile of the specified user</text:span></text:p>
      <text:p text:style-name="P21"><text:span text:style-name="T24">ExtendedProfile </text:span><text:span text:style-name="T19">result = </text:span></text:p>
      <text:p text:style-name="P21"><text:span text:style-name="T9"><text:s text:c="5"/>profileService</text:span><text:span text:style-name="T24">.getExtendedProfile(userId, </text:span><text:span text:style-name="T31">"</text:span><text:span text:style-name="T32">MyApp</text:span><text:span text:style-name="T31">"</text:span><text:span text:style-name="T22">, </text:span><text:span text:style-name="T31">"</text:span><text:span text:style-name="T32">preferences"</text:span><text:span text:style-name="T23">, </text:span><text:span text:style-name="T22">token</text:span><text:span text:style-name="T24">);</text:span></text:p>
      <text:p text:style-name="P21"><text:span text:style-name="T33">// get </text:span><text:span text:style-name="T34">all public profiles of the specified app </text:span></text:p>
      <text:p text:style-name="P21"><text:span text:style-name="T24">List&lt;ExtendedProfile&gt; </text:span><text:span text:style-name="T19">result = </text:span></text:p>
      <text:p text:style-name="P21"><text:span text:style-name="T9"><text:s text:c="5"/>profileService</text:span><text:span text:style-name="T24">.getExtendedProfiles(userId, </text:span><text:span text:style-name="T31">"</text:span><text:span text:style-name="T32">MyApp</text:span><text:span text:style-name="T31">"</text:span><text:span text:style-name="T22">, token</text:span><text:span text:style-name="T24">);</text:span></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1" svg:font-family="'Times New Roman'"/>
    <style:font-face style:name="Monospace" svg:font-family="Monospace" style:font-pitch="fixed"/>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Mangal"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5T17:42:23.43</meta:creation-date>
    <dc:date>2013-04-23T17:08:19.77</dc:date>
    <meta:editing-duration>P3DT22M16S</meta:editing-duration>
    <meta:editing-cycles>201</meta:editing-cycles>
    <meta:generator>OpenOffice.org/3.4.1$Win32 OpenOffice.org_project/341m1$Build-9593</meta:generator>
    <meta:document-statistic meta:table-count="16" meta:image-count="0" meta:object-count="0" meta:page-count="15" meta:paragraph-count="577" meta:word-count="1902" meta:character-count="16851"/>
  </office:meta>
</office:document-meta>
</file>